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3362in"/>
    </style:style>
    <style:style style:name="co2" style:family="table-column">
      <style:table-column-properties fo:break-before="auto" style:column-width="1.4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44in"/>
    </style:style>
    <style:style style:name="co5" style:family="table-column">
      <style:table-column-properties fo:break-before="auto" style:column-width="1.0189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1.5138in"/>
    </style:style>
    <style:style style:name="co8" style:family="table-column">
      <style:table-column-properties fo:break-before="auto" style:column-width="1.6445in"/>
    </style:style>
    <style:style style:name="co9" style:family="table-column">
      <style:table-column-properties fo:break-before="auto" style:column-width="1.6256in"/>
    </style:style>
    <style:style style:name="co10" style:family="table-column">
      <style:table-column-properties fo:break-before="auto" style:column-width="1.4201in"/>
    </style:style>
    <style:style style:name="co11" style:family="table-column">
      <style:table-column-properties fo:break-before="auto" style:column-width="1.4016in"/>
    </style:style>
    <style:style style:name="co12" style:family="table-column">
      <style:table-column-properties fo:break-before="auto" style:column-width="1.0839in"/>
    </style:style>
    <style:style style:name="co13" style:family="table-column">
      <style:table-column-properties fo:break-before="auto" style:column-width="1.1772in"/>
    </style:style>
    <style:style style:name="co14" style:family="table-column">
      <style:table-column-properties fo:break-before="auto" style:column-width="1.1028in"/>
    </style:style>
    <style:style style:name="co15" style:family="table-column">
      <style:table-column-properties fo:break-before="auto" style:column-width="1.1492in"/>
    </style:style>
    <style:style style:name="co16" style:family="table-column">
      <style:table-column-properties fo:break-before="auto" style:column-width="1.1681in"/>
    </style:style>
    <style:style style:name="ro1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361in" fo:break-before="auto" style:use-optimal-row-height="true"/>
    </style:style>
    <style:style style:name="ro3" style:family="table-row">
      <style:table-row-properties style:row-height="0.5327in" fo:break-before="auto" style:use-optimal-row-height="true"/>
    </style:style>
    <style:style style:name="ro4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style:font-name="Liberation Sans"/>
    </style:style>
    <style:style style:name="ce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top"/>
      <style:text-properties style:use-window-font-color="true" style:font-name="Liberation Sans"/>
    </style:style>
    <style:style style:name="ce8" style:family="table-cell" style:parent-style-name="Default">
      <style:table-cell-properties fo:background-color="#ccffff" fo:wrap-option="wrap" style:vertical-align="top"/>
    </style:style>
    <style:style style:name="ce9" style:family="table-cell" style:parent-style-name="Default">
      <style:table-cell-properties fo:background-color="#ccffff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fo:wrap-option="wrap" style:vertical-align="top"/>
    </style:style>
    <style:style style:name="ce1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3" table:number-columns-repeated="1007" table:default-cell-style-name="ce1"/>
        <table:table-row table:style-name="ro1">
          <table:table-cell office:value-type="string" calcext:value-type="string">
            <text:p>Hebrew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KedushaNum</text:p>
          </table:table-cell>
          <table:table-cell office:value-type="string" calcext:value-type="string">
            <text:p>NoKedushaNum</text:p>
          </table:table-cell>
          <table:table-cell office:value-type="string" calcext:value-type="string">
            <text:p>SefihinNum</text:p>
          </table:table-cell>
          <table:table-cell office:value-type="string" calcext:value-type="string">
            <text:p>NoSefihinNum</text:p>
          </table:table-cell>
          <table:table-cell office:value-type="string" calcext:value-type="string">
            <text:p>BiurNum</text:p>
          </table:table-cell>
          <table:table-cell table:style-name="ce8" office:value-type="string" calcext:value-type="string">
            <text:p>KedushaHe</text:p>
          </table:table-cell>
          <table:table-cell table:style-name="ce8" office:value-type="string" calcext:value-type="string">
            <text:p>NoKedushaHe</text:p>
          </table:table-cell>
          <table:table-cell table:style-name="ce8" office:value-type="string" calcext:value-type="string">
            <text:p>SefihinHe</text:p>
          </table:table-cell>
          <table:table-cell table:style-name="ce8" office:value-type="string" calcext:value-type="string">
            <text:p>NoSefihinHe</text:p>
          </table:table-cell>
          <table:table-cell table:style-name="ce8" office:value-type="string" calcext:value-type="string">
            <text:p>BiurHe</text:p>
          </table:table-cell>
          <table:table-cell office:value-type="string" calcext:value-type="string">
            <text:p>KedushaEn</text:p>
          </table:table-cell>
          <table:table-cell office:value-type="string" calcext:value-type="string">
            <text:p>NoKedushaEn</text:p>
          </table:table-cell>
          <table:table-cell office:value-type="string" calcext:value-type="string">
            <text:p>SefihinEn</text:p>
          </table:table-cell>
          <table:table-cell office:value-type="string" calcext:value-type="string">
            <text:p>NoSefihinEn</text:p>
          </table:table-cell>
          <table:table-cell office:value-type="string" calcext:value-type="string">
            <text:p>BiurEn</text:p>
          </table:table-cell>
          <table:table-cell office:value-type="string" calcext:value-type="string">
            <text:p>Type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אבטיח</text:p>
          </table:table-cell>
          <table:table-cell office:value-type="string" calcext:value-type="string">
            <text:p>Watermelon</text:p>
          </table:table-cell>
          <table:table-cell table:style-name="ce6" office:value-type="string" calcext:value-type="string">
            <text:p>2014.9.27</text:p>
          </table:table-cell>
          <table:table-cell table:style-name="ce7" office:value-type="string" calcext:value-type="string">
            <text:p>2015.12.14</text:p>
          </table:table-cell>
          <table:table-cell table:style-name="ce6" office:value-type="string" calcext:value-type="string">
            <text:p>2015.1.15</text:p>
          </table:table-cell>
          <table:table-cell table:style-name="ce7" office:value-type="string" calcext:value-type="string">
            <text:p>2015.12.14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מצע ינואר שביעית </text:p>
            <text:p>(סוף טבת תשע"ה)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ין ביעור [3]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Mid January</text:p>
          </table:table-cell>
          <table:table-cell office:value-type="string" calcext:value-type="string">
            <text:p>Hanukah 8<text:span text:style-name="T1">th</text:span> ye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אננס </text:p>
          </table:table-cell>
          <table:table-cell office:value-type="string" calcext:value-type="string">
            <text:p>Pineapple</text:p>
          </table:table-cell>
          <table:table-cell table:style-name="ce6" office:value-type="string" calcext:value-type="string">
            <text:p>2014.9.27</text:p>
          </table:table-cell>
          <table:table-cell table:style-name="ce7" office:value-type="string" calcext:value-type="string">
            <text:p>2015.12.14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ג תשרי </text:p>
          </table:table-cell>
          <table:table-cell table:style-name="ce9"/>
          <table:table-cell table:style-name="ce9" office:value-type="string" calcext:value-type="string">
            <text:p>אין ספיחין [4] </text:p>
          </table:table-cell>
          <table:table-cell table:style-name="ce9"/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table:style-name="ce10"/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אספרגוס </text:p>
          </table:table-cell>
          <table:table-cell office:value-type="string" calcext:value-type="string">
            <text:p>Asparagus</text:p>
          </table:table-cell>
          <table:table-cell table:style-name="ce6" office:value-type="string" calcext:value-type="string">
            <text:p>2014.9.27</text:p>
          </table:table-cell>
          <table:table-cell table:style-name="ce7" office:value-type="string" calcext:value-type="string">
            <text:p>2015.12.14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ג תשרי </text:p>
          </table:table-cell>
          <table:table-cell table:style-name="ce9"/>
          <table:table-cell table:style-name="ce9" office:value-type="string" calcext:value-type="string">
            <text:p>אין ספיחין[4] </text:p>
          </table:table-cell>
          <table:table-cell table:style-name="ce9"/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table:style-name="ce10"/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אפונה תרמילים </text:p>
          </table:table-cell>
          <table:table-cell office:value-type="string" calcext:value-type="string">
            <text:p>Peas in pods</text:p>
          </table:table-cell>
          <table:table-cell table:style-name="ce6" office:value-type="string" calcext:value-type="string">
            <text:p>2014.9.27</text:p>
          </table:table-cell>
          <table:table-cell table:style-name="ce7" office:value-type="string" calcext:value-type="string">
            <text:p>2015.12.14</text:p>
          </table:table-cell>
          <table:table-cell table:style-name="ce6" office:value-type="string" calcext:value-type="string">
            <text:p>2015.3.15</text:p>
          </table:table-cell>
          <table:table-cell table:style-name="ce7" office:value-type="string" calcext:value-type="string">
            <text:p>2015.12.14</text:p>
          </table:table-cell>
          <table:table-cell table:style-name="ce6" office:value-type="string" calcext:value-type="string">
            <text:p>2015.6.15</text:p>
          </table:table-cell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מצע מרץ שביעית </text:p>
            <text:p>(סוף אדר תשע"ה)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מצע יוני שביעית </text:p>
            <text:p>(סוף סיון תשע"ה)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Mid March (end Adar)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Mid June (end Sivan)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ארטישוק </text:p>
          </table:table-cell>
          <table:table-cell office:value-type="string" calcext:value-type="string">
            <text:p>Artichoke</text:p>
          </table:table-cell>
          <table:table-cell table:style-name="ce6" office:value-type="string" calcext:value-type="string">
            <text:p>2014.9.27</text:p>
          </table:table-cell>
          <table:table-cell table:style-name="ce7" office:value-type="string" calcext:value-type="string">
            <text:p>2015.12.14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string" calcext:value-type="string">
            <text:p>2015.7.15</text:p>
          </table:table-cell>
          <table:table-cell table:style-name="ce9" office:value-type="string" calcext:value-type="string">
            <text:p>ג תשרי </text:p>
          </table:table-cell>
          <table:table-cell table:style-name="ce9"/>
          <table:table-cell table:style-name="ce9" office:value-type="string" calcext:value-type="string">
            <text:p>אין ספיחין[4] </text:p>
          </table:table-cell>
          <table:table-cell table:style-name="ce9"/>
          <table:table-cell table:style-name="ce9" office:value-type="string" calcext:value-type="string">
            <text:p>אמצע יולי שביעית </text:p>
            <text:p>(סוף תמוז תשע"ה) </text:p>
          </table:table-cell>
          <table:table-cell office:value-type="string" calcext:value-type="string">
            <text:p>3 Tishrei</text:p>
          </table:table-cell>
          <table:table-cell table:style-name="ce10"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id July (end Tammuz)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בטטה </text:p>
          </table:table-cell>
          <table:table-cell office:value-type="string" calcext:value-type="string">
            <text:p>Sweet potato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מצע יולי שביעית </text:p>
            <text:p>(סוף תמוז תשע"ה)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מצע מרץ שמינית </text:p>
            <text:p>(סוף אדר א' תשע"ו)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Mid July (end Tamuz)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Mid March 8th year (end Adar A)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במיה </text:p>
          </table:table-cell>
          <table:table-cell office:value-type="string" calcext:value-type="string">
            <text:p>Okra</text:p>
          </table:table-cell>
          <table:table-cell table:style-name="ce6"/>
          <table:table-cell table:style-name="ce7"/>
          <table:table-cell table:style-name="ce6" table:number-columns-repeated="3"/>
          <table:table-cell table:number-columns-repeated="2" table:style-name="ce9" office:value-type="string" calcext:value-type="string">
            <text:p>אין קדושה [5]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ין ביעור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בננה </text:p>
          </table:table-cell>
          <table:table-cell office:value-type="string" calcext:value-type="string">
            <text:p>Banana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/>
          <table:table-cell table:style-name="ce9" office:value-type="string" calcext:value-type="string">
            <text:p>אין ספיחין[4] </text:p>
          </table:table-cell>
          <table:table-cell table:style-name="ce9"/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table:style-name="ce10"/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בצל יבש </text:p>
          </table:table-cell>
          <table:table-cell office:value-type="string" calcext:value-type="string">
            <text:p>Onion-dry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תחילת דצמבר שביעית </text:p>
            <text:p>(אמצע כסלו שביעית) </text:p>
          </table:table-cell>
          <table:table-cell table:style-name="ce9" office:value-type="string" calcext:value-type="string">
            <text:p>סוף ינואר שמינית </text:p>
            <text:p>(אמצע שבט תשע"ו) </text:p>
          </table:table-cell>
          <table:table-cell table:style-name="ce9" office:value-type="string" calcext:value-type="string">
            <text:p>תחילת פברואר שביעית </text:p>
            <text:p>(אמצע שבט תשע"ה) </text:p>
          </table:table-cell>
          <table:table-cell table:style-name="ce9" office:value-type="string" calcext:value-type="string">
            <text:p>סוף ינואר שמינית </text:p>
            <text:p>(אמצע שבט תשע"ו)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Begin December (Mid Kislev)</text:p>
          </table:table-cell>
          <table:table-cell office:value-type="string" calcext:value-type="string">
            <text:p>End January 8<text:span text:style-name="T1">th</text:span> year (Mid Shvat)</text:p>
          </table:table-cell>
          <table:table-cell office:value-type="string" calcext:value-type="string">
            <text:p>Begin February (Mid Shvat)</text:p>
          </table:table-cell>
          <table:table-cell office:value-type="string" calcext:value-type="string">
            <text:p>End January 8<text:span text:style-name="T1">th</text:span> year (Mid Shvat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עלי בצל ירוק </text:p>
          </table:table-cell>
          <table:table-cell office:value-type="string" calcext:value-type="string">
            <text:p>Onion-green leaves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אמצע נובמבר שמינית </text:p>
            <text:p>(סוף חשון תשע"ו) </text:p>
          </table:table-cell>
          <table:table-cell table:style-name="ce9" office:value-type="string" calcext:value-type="string">
            <text:p>אמצע נובמבר שביעית </text:p>
            <text:p>(סוף חשוון תשע"ה) </text:p>
          </table:table-cell>
          <table:table-cell table:style-name="ce9" office:value-type="string" calcext:value-type="string">
            <text:p>אמצע נובמבר שמינית </text:p>
            <text:p>(סוף חשון תשע"ו)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Mid November 8<text:span text:style-name="T1">th</text:span> year (End Heshvan)</text:p>
          </table:table-cell>
          <table:table-cell office:value-type="string" calcext:value-type="string">
            <text:p>Mid November (End Heshvan)</text:p>
          </table:table-cell>
          <table:table-cell office:value-type="string" calcext:value-type="string">
            <text:p>Mid November 8<text:span text:style-name="T1">th</text:span> year (End Heshvan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בצל ראש </text:p>
          </table:table-cell>
          <table:table-cell office:value-type="string" calcext:value-type="string">
            <text:p>Onion head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סוף נובמבר שביעית </text:p>
            <text:p>(תחילת כסלו תשע"ה)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תחילת ינואר שביעית </text:p>
            <text:p>(אמצע טבת תשע"ה)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End November (Begin Kislev)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Begin January (Mid Tevet)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ברוקולי </text:p>
          </table:table-cell>
          <table:table-cell office:value-type="string" calcext:value-type="string">
            <text:p>Broccoli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תחילת ינואר שביעית </text:p>
            <text:p>(אמצע טבת תשע"ה)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סוף מאי שביעית </text:p>
            <text:p>(תחילת סיון תשע"ה)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Begin January (Mid Tevet)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End May (begin Sivan)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גזר </text:p>
          </table:table-cell>
          <table:table-cell office:value-type="string" calcext:value-type="string">
            <text:p>Carrot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סוף ינואר שביעית </text:p>
            <text:p>(אמצע שבט תשע"ה)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End January (Mid Shvat)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גמבה [6] </text:p>
          </table:table-cell>
          <table:table-cell office:value-type="string" calcext:value-type="string">
            <text:p>Gamba?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מצע פברואר שביעית </text:p>
            <text:p>(סוף שבט תשע"ה)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Mid February (End Shvat)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דלורית </text:p>
          </table:table-cell>
          <table:table-cell office:value-type="string" calcext:value-type="string">
            <text:p>Squash [butternut]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סוף יולי שמינית </text:p>
            <text:p>(אמצע תמוז תשע"ו) </text:p>
          </table:table-cell>
          <table:table-cell table:style-name="ce9" office:value-type="string" calcext:value-type="string">
            <text:p>אמצע ינואר שביעית </text:p>
            <text:p>(תחילת טבת תשע"ה) </text:p>
          </table:table-cell>
          <table:table-cell table:style-name="ce9" office:value-type="string" calcext:value-type="string">
            <text:p>סוף יולי שמינית </text:p>
            <text:p>(אמצע תמוז תשע"ו) </text:p>
          </table:table-cell>
          <table:table-cell table:style-name="ce9" office:value-type="string" calcext:value-type="string">
            <text:p>תחילת אוקטובר שמינית </text:p>
            <text:p>(סוף אלול תשע"ו)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End July 8th year (mid Tammuz)</text:p>
          </table:table-cell>
          <table:table-cell office:value-type="string" calcext:value-type="string">
            <text:p>Mid January (Begin Tevet)</text:p>
          </table:table-cell>
          <table:table-cell office:value-type="string" calcext:value-type="string">
            <text:p>End July 8th year (mid Tammuz)</text:p>
          </table:table-cell>
          <table:table-cell office:value-type="string" calcext:value-type="string">
            <text:p>Begin October 8th year (end Elul)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דלעת </text:p>
          </table:table-cell>
          <table:table-cell office:value-type="string" calcext:value-type="string">
            <text:p>Squash [pumpkin]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סוף יולי שמינית </text:p>
            <text:p>(אמצע תמוז תשע"ו) </text:p>
          </table:table-cell>
          <table:table-cell table:style-name="ce9" office:value-type="string" calcext:value-type="string">
            <text:p>תחילת פברואר שביעית </text:p>
            <text:p>(אמצע שבט תשע"ה) </text:p>
          </table:table-cell>
          <table:table-cell table:style-name="ce9" office:value-type="string" calcext:value-type="string">
            <text:p>סוף יולי שמינית </text:p>
            <text:p>(אמצע תמוז תשע"ו) </text:p>
          </table:table-cell>
          <table:table-cell table:style-name="ce9" office:value-type="string" calcext:value-type="string">
            <text:p>אמצע נובמבר שמינית </text:p>
            <text:p>(סוף חשון תשע"ו)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End July 8th year (mid Tammuz)</text:p>
          </table:table-cell>
          <table:table-cell office:value-type="string" calcext:value-type="string">
            <text:p>End February (mid Shvat)</text:p>
          </table:table-cell>
          <table:table-cell office:value-type="string" calcext:value-type="string">
            <text:p>End July 8th year (mid Tammuz)</text:p>
          </table:table-cell>
          <table:table-cell office:value-type="string" calcext:value-type="string">
            <text:p>Mid November 8th year (end Heshvan)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חזרת </text:p>
          </table:table-cell>
          <table:table-cell office:value-type="string" calcext:value-type="string">
            <text:p>Horseradish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תחילת אוקטובר </text:p>
            <text:p>(אמצע תשרי תשע"ו)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Begin October 8th year (mid Tishrei)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חסה [7] </text:p>
          </table:table-cell>
          <table:table-cell office:value-type="string" calcext:value-type="string">
            <text:p>Lettuce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סוף אוקטובר שמינית </text:p>
            <text:p>(אמצע חשון תשע"ו) </text:p>
          </table:table-cell>
          <table:table-cell table:style-name="ce9" office:value-type="string" calcext:value-type="string">
            <text:p>אמצע אוקטובר שביעית </text:p>
            <text:p>(סוף תשרי תשע"ה) </text:p>
          </table:table-cell>
          <table:table-cell table:style-name="ce9" office:value-type="string" calcext:value-type="string">
            <text:p>סוף אוקטובר שמינית </text:p>
            <text:p>(אמצע חשון תשע"ו)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End October 8th year (mid Heshvan)</text:p>
          </table:table-cell>
          <table:table-cell office:value-type="string" calcext:value-type="string">
            <text:p>Mid October (end Tishrei)</text:p>
          </table:table-cell>
          <table:table-cell office:value-type="string" calcext:value-type="string">
            <text:p>End October 8th year (mid Heshvan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חציל [8] </text:p>
          </table:table-cell>
          <table:table-cell office:value-type="string" calcext:value-type="string">
            <text:p>Eggplant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מצע ינואר שביעית </text:p>
            <text:p>(תחילת טבת תשע"ה)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Mid January (Begin Tevet)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כוסברה </text:p>
          </table:table-cell>
          <table:table-cell office:value-type="string" calcext:value-type="string">
            <text:p>Coriander (leaves)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מצע נובמבר שביעית </text:p>
            <text:p>(סוף חשון תשע"ו)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Mid November (End Heshvan)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כרוב אדום </text:p>
          </table:table-cell>
          <table:table-cell office:value-type="string" calcext:value-type="string">
            <text:p>Cabbage – red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סוף ינואר שביעית </text:p>
            <text:p>(תחילת טבת תשע"ה)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End January (Begin Tevet)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כרוב לבן </text:p>
          </table:table-cell>
          <table:table-cell office:value-type="string" calcext:value-type="string">
            <text:p>Cabbage – white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מצע דצמבר שביעית </text:p>
            <text:p>(סוף כסלו תשע"ה)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Mid December (end Kislev)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כרובית </text:p>
          </table:table-cell>
          <table:table-cell office:value-type="string" calcext:value-type="string">
            <text:p>Cauliflower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מצע דצמבר שביעית </text:p>
            <text:p>(סוף כסלו תשע"ה)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Mid December (end Kislev)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כרפס עלים </text:p>
          </table:table-cell>
          <table:table-cell office:value-type="string" calcext:value-type="string">
            <text:p>Celery leaves?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מצע ינואר שביעית </text:p>
            <text:p>(אמצע טבת תשע"ה)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Mid January (mid Tevet)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כרפס שורש </text:p>
          </table:table-cell>
          <table:table-cell office:value-type="string" calcext:value-type="string">
            <text:p>Celery root?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מצע פברואר שביעית </text:p>
            <text:p>(תחילת שבט תשע"ה)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Hanukah 8th year</text:p>
          </table:table-cell>
          <table:table-cell table:style-name="ce11" office:value-type="string" calcext:value-type="string">
            <text:p>Mid February (begin Shvat)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לוף </text:p>
          </table:table-cell>
          <table:table-cell office:value-type="string" calcext:value-type="string">
            <text:p>Luf plant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תחילת פברואר שביעית </text:p>
            <text:p>(אמצע שבט תשע"ה)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Hanukah 8th year</text:p>
          </table:table-cell>
          <table:table-cell table:style-name="ce11" office:value-type="string" calcext:value-type="string">
            <text:p>Begin February (Mid Shvat)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לפת </text:p>
          </table:table-cell>
          <table:table-cell office:value-type="string" calcext:value-type="string">
            <text:p>Turnip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תחילת נובמבר שביעית </text:p>
            <text:p>(תחילת כסלו תשע"ה)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Begin November (begin Kislev)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מלון [9] </text:p>
          </table:table-cell>
          <table:table-cell office:value-type="string" calcext:value-type="string">
            <text:p>Melon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תחילת ינואר שביעית </text:p>
            <text:p>(תחילת טבת תשע"ה)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Begin January (begin Tevet)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מלפפון </text:p>
          </table:table-cell>
          <table:table-cell office:value-type="string" calcext:value-type="string">
            <text:p>Cucumber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אמצע נובמבר שמינית </text:p>
            <text:p>(סוף חשון תשע"ו) </text:p>
          </table:table-cell>
          <table:table-cell table:style-name="ce9" office:value-type="string" calcext:value-type="string">
            <text:p>סוף אוקטובר שביעית </text:p>
            <text:p>(אמצע חשון תשע"ה) </text:p>
          </table:table-cell>
          <table:table-cell table:style-name="ce9" office:value-type="string" calcext:value-type="string">
            <text:p>אמצע נובמבר שמינית </text:p>
            <text:p>(סוף חשון תשע"ו)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Mid November 8th year (End Heshvan)</text:p>
          </table:table-cell>
          <table:table-cell office:value-type="string" calcext:value-type="string">
            <text:p>End October (mid Heshvan)</text:p>
          </table:table-cell>
          <table:table-cell office:value-type="string" calcext:value-type="string">
            <text:p>Mid November 8th year (End Heshvan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נענע </text:p>
          </table:table-cell>
          <table:table-cell office:value-type="string" calcext:value-type="string">
            <text:p>Mint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/>
          <table:table-cell table:style-name="ce9" office:value-type="string" calcext:value-type="string">
            <text:p>אין ספיחין[4] </text:p>
          </table:table-cell>
          <table:table-cell table:style-name="ce9"/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table:style-name="ce10"/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סלק אדום </text:p>
          </table:table-cell>
          <table:table-cell office:value-type="string" calcext:value-type="string">
            <text:p>Beet root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סוף דצמבר שמינית </text:p>
            <text:p>(תחילת טבת תשע"ו) </text:p>
          </table:table-cell>
          <table:table-cell table:style-name="ce9" office:value-type="string" calcext:value-type="string">
            <text:p>אמצע ינואר שביעית </text:p>
            <text:p>(סוף טבת תשע"ה) </text:p>
          </table:table-cell>
          <table:table-cell table:style-name="ce9" office:value-type="string" calcext:value-type="string">
            <text:p>סוף דצמבר שמינית </text:p>
            <text:p>(תחילת טבת תשע"ו)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End December 8th year (begin Tevet)</text:p>
          </table:table-cell>
          <table:table-cell table:style-name="ce11" office:value-type="string" calcext:value-type="string">
            <text:p>Mid January (End Tevet)</text:p>
          </table:table-cell>
          <table:table-cell office:value-type="string" calcext:value-type="string">
            <text:p>End December 8th year (begin Tevet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סלק עלים </text:p>
          </table:table-cell>
          <table:table-cell office:value-type="string" calcext:value-type="string">
            <text:p>Chard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תחילת ינואר שמינית </text:p>
            <text:p>(אמצע טבת תשע"ו) </text:p>
          </table:table-cell>
          <table:table-cell table:style-name="ce9" office:value-type="string" calcext:value-type="string">
            <text:p>תחילת דצמבר שביעית </text:p>
            <text:p>(אמצע כסלו תשע"ה) </text:p>
          </table:table-cell>
          <table:table-cell table:style-name="ce9" office:value-type="string" calcext:value-type="string">
            <text:p>תחילת ינואר שמינית </text:p>
            <text:p>(אמצע טבת תשע"ו)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Begin January 8th year (mid Tevet)</text:p>
          </table:table-cell>
          <table:table-cell office:value-type="string" calcext:value-type="string">
            <text:p>Begin December (mid Kislev)</text:p>
          </table:table-cell>
          <table:table-cell office:value-type="string" calcext:value-type="string">
            <text:p>Begin January 8th year (mid Tevet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עגבניה </text:p>
          </table:table-cell>
          <table:table-cell office:value-type="string" calcext:value-type="string">
            <text:p>Tomato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סוף דצמבר שביעית </text:p>
            <text:p>(סוף כסלו תשע"ה)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End December (end Kislev)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פול תרמילים </text:p>
          </table:table-cell>
          <table:table-cell office:value-type="string" calcext:value-type="string">
            <text:p>Broad bean in pods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תחילת ינואר שביעית </text:p>
            <text:p>(אמצע טבת תשע"ה)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מצע יולי שביעית </text:p>
            <text:p>(סוף תמוז תשע"ה)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Begin January (mid Tevet)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Mid July (end Tammuz)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פטל ואסנה </text:p>
          </table:table-cell>
          <table:table-cell office:value-type="string" calcext:value-type="string">
            <text:p>Raspberry/Blackberry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/>
          <table:table-cell table:number-columns-repeated="2" table:style-name="ce9" office:value-type="string" calcext:value-type="string">
            <text:p>אין ספיחין[4] </text:p>
          </table:table-cell>
          <table:table-cell table:style-name="ce9" office:value-type="string" calcext:value-type="string">
            <text:p>סוף אוגוסט שביעית </text:p>
            <text:p>(אמצע אב שביעית) </text:p>
          </table:table-cell>
          <table:table-cell office:value-type="string" calcext:value-type="string">
            <text:p>3 Tishrei</text:p>
          </table:table-cell>
          <table:table-cell table:style-name="ce10"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nd August (mid Av)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פטריות </text:p>
          </table:table-cell>
          <table:table-cell office:value-type="string" calcext:value-type="string">
            <text:p>Mushrooms</text:p>
          </table:table-cell>
          <table:table-cell table:style-name="ce6"/>
          <table:table-cell table:style-name="ce7"/>
          <table:table-cell table:style-name="ce6" table:number-columns-repeated="3"/>
          <table:table-cell table:number-columns-repeated="2" table:style-name="ce9" office:value-type="string" calcext:value-type="string">
            <text:p>אין קדושה [10]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ין ביעור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פטרוזיליה עלים </text:p>
          </table:table-cell>
          <table:table-cell office:value-type="string" calcext:value-type="string">
            <text:p>Parsley leaves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סוף נובמבר שמינית </text:p>
            <text:p>(תחילת כסלו תשע"ו) </text:p>
          </table:table-cell>
          <table:table-cell table:style-name="ce9" office:value-type="string" calcext:value-type="string">
            <text:p>תחילת נובמבר שביעית </text:p>
            <text:p>(אמצע חשון תשע"ה) </text:p>
          </table:table-cell>
          <table:table-cell table:style-name="ce9" office:value-type="string" calcext:value-type="string">
            <text:p>סוף נובמבר שמינית </text:p>
            <text:p>(תחילת כסלו תשע"ו)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End November 8th year (begin Kislev)</text:p>
          </table:table-cell>
          <table:table-cell office:value-type="string" calcext:value-type="string">
            <text:p>Begin November (mid Heshvan)</text:p>
          </table:table-cell>
          <table:table-cell office:value-type="string" calcext:value-type="string">
            <text:p>End November 8th year (begin Kislev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פטרוזיליה שורש </text:p>
          </table:table-cell>
          <table:table-cell office:value-type="string" calcext:value-type="string">
            <text:p>Parsley roots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סוף נובמבר שמינית </text:p>
            <text:p>(תחילת כסלו תשע"ו) </text:p>
          </table:table-cell>
          <table:table-cell table:style-name="ce9" office:value-type="string" calcext:value-type="string">
            <text:p>אמצע ינואר שביעית </text:p>
            <text:p>(סוף טבת תשע"ה) </text:p>
          </table:table-cell>
          <table:table-cell table:style-name="ce9" office:value-type="string" calcext:value-type="string">
            <text:p>סוף נובמבר שמינית </text:p>
            <text:p>(תחילת כסלו תשע"ו)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End November 8th year (begin Kislev)</text:p>
          </table:table-cell>
          <table:table-cell office:value-type="string" calcext:value-type="string">
            <text:p>Mid January (End Tevet)</text:p>
          </table:table-cell>
          <table:table-cell office:value-type="string" calcext:value-type="string">
            <text:p>End November 8th year (begin Kislev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פלפל [11] </text:p>
          </table:table-cell>
          <table:table-cell office:value-type="string" calcext:value-type="string">
            <text:p>Pepper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מצע ינואר שביעית </text:p>
            <text:p>(אמצע טבת תשע"ה)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Mid January (mid Tevet)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פלפל חריף [12] </text:p>
          </table:table-cell>
          <table:table-cell office:value-type="string" calcext:value-type="string">
            <text:p>Hot pepper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סוף ינואר שביעית </text:p>
            <text:p>(סוף טבת תשע"ה)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End January (end Tevet)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פפריקה </text:p>
          </table:table-cell>
          <table:table-cell office:value-type="string" calcext:value-type="string">
            <text:p>Paprika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סוף ספטמבר שמינית </text:p>
            <text:p>(אמצע אב תשע"ו) </text:p>
          </table:table-cell>
          <table:table-cell table:style-name="ce9" office:value-type="string" calcext:value-type="string">
            <text:p>אמצע אוגוסט שביעית </text:p>
            <text:p>(סוף אב תשע"ה) </text:p>
          </table:table-cell>
          <table:table-cell table:style-name="ce9" office:value-type="string" calcext:value-type="string">
            <text:p>סוף ספטמבר שמינית </text:p>
            <text:p>(אמצע אב תשע"ו) </text:p>
          </table:table-cell>
          <table:table-cell table:style-name="ce9" office:value-type="string" calcext:value-type="string">
            <text:p>סוף נובמבר שמינית </text:p>
            <text:p>(תחילת כסלו תשע"ו)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End September 8th year (mid Av)</text:p>
          </table:table-cell>
          <table:table-cell office:value-type="string" calcext:value-type="string">
            <text:p>Mid August (end Av)</text:p>
          </table:table-cell>
          <table:table-cell office:value-type="string" calcext:value-type="string">
            <text:p>End September 8th year (mid Av)</text:p>
          </table:table-cell>
          <table:table-cell office:value-type="string" calcext:value-type="string">
            <text:p>End November 8th year (begin Kislev)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צנון </text:p>
          </table:table-cell>
          <table:table-cell office:value-type="string" calcext:value-type="string">
            <text:p>Radish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אמצע נובמבר שמינית </text:p>
            <text:p>(סוף חשון תשע"ו) </text:p>
          </table:table-cell>
          <table:table-cell table:style-name="ce9" office:value-type="string" calcext:value-type="string">
            <text:p>אמצע נובמבר שביעית </text:p>
            <text:p>(תחילת כסלו תשע"ה) </text:p>
          </table:table-cell>
          <table:table-cell table:style-name="ce9" office:value-type="string" calcext:value-type="string">
            <text:p>אמצע נובמבר שמינית </text:p>
            <text:p>(סוף חשון תשע"ו)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Mid November 8th year (End Heshvan)</text:p>
          </table:table-cell>
          <table:table-cell office:value-type="string" calcext:value-type="string">
            <text:p>Mid November (begin Kislev)</text:p>
          </table:table-cell>
          <table:table-cell office:value-type="string" calcext:value-type="string">
            <text:p>Mid November 8th year (End Heshvan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צנונית </text:p>
          </table:table-cell>
          <table:table-cell office:value-type="string" calcext:value-type="string">
            <text:p>Radish (small-tznunit)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סוף אוקטובר שמינית </text:p>
            <text:p>(תחילת חשון תשע"ו) </text:p>
          </table:table-cell>
          <table:table-cell table:style-name="ce9" office:value-type="string" calcext:value-type="string">
            <text:p>סוף אוקטובר שביעית </text:p>
            <text:p>(תחילת חשון תשע"ה) </text:p>
          </table:table-cell>
          <table:table-cell table:style-name="ce9" office:value-type="string" calcext:value-type="string">
            <text:p>סוף אוקטובר שמינית </text:p>
            <text:p>(תחילת חשון תשע"ו)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End October 8th year (begin Heshvan)</text:p>
          </table:table-cell>
          <table:table-cell office:value-type="string" calcext:value-type="string">
            <text:p>End October (begin Heshvan)</text:p>
          </table:table-cell>
          <table:table-cell office:value-type="string" calcext:value-type="string">
            <text:p>End October 8th year (begin Heshvan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קולורבי </text:p>
          </table:table-cell>
          <table:table-cell table:style-name="ce4" office:value-type="string" calcext:value-type="string">
            <text:p>Kohlrabi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מצע דצמבר שביעית </text:p>
            <text:p>(אמצע כסלו תשע"ה)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Mid December (mid Kislev)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קישוא </text:p>
          </table:table-cell>
          <table:table-cell office:value-type="string" calcext:value-type="string">
            <text:p>Zucchini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אמצע אוקטובר שמינית </text:p>
            <text:p>(סוף תשרי תשע"ו) </text:p>
          </table:table-cell>
          <table:table-cell table:style-name="ce9" office:value-type="string" calcext:value-type="string">
            <text:p>תחילת נובמבר שביעית </text:p>
            <text:p>(אמצע חשון תשע"ה) </text:p>
          </table:table-cell>
          <table:table-cell table:style-name="ce9" office:value-type="string" calcext:value-type="string">
            <text:p>אמצע אוקטובר שמינית </text:p>
            <text:p>(סוף תשרי תשע"ו)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Mid October 8th year (end Tishrei)</text:p>
          </table:table-cell>
          <table:table-cell office:value-type="string" calcext:value-type="string">
            <text:p>Begin November (mid Heshvan)</text:p>
          </table:table-cell>
          <table:table-cell office:value-type="string" calcext:value-type="string">
            <text:p>Mid October 8th year (end Tishrei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שום </text:p>
          </table:table-cell>
          <table:table-cell office:value-type="string" calcext:value-type="string">
            <text:p>Garlic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אמצע פברואר שביעית </text:p>
            <text:p>(סוף שבט תשע"ה) </text:p>
          </table:table-cell>
          <table:table-cell table:style-name="ce9" office:value-type="string" calcext:value-type="string">
            <text:p>אמצע מרץ שמינית </text:p>
            <text:p>(סוף אדר א' תשע"ו) </text:p>
          </table:table-cell>
          <table:table-cell table:style-name="ce9" office:value-type="string" calcext:value-type="string">
            <text:p>אמצע מרץ שביעית </text:p>
            <text:p>(סוף אדר תשע"ה) </text:p>
          </table:table-cell>
          <table:table-cell table:style-name="ce9" office:value-type="string" calcext:value-type="string">
            <text:p>אמצע מרץ שמינית </text:p>
            <text:p>(סוף אדר א' תשע"ו) </text:p>
          </table:table-cell>
          <table:table-cell table:style-name="ce9" office:value-type="string" calcext:value-type="string">
            <text:p>אמצע אוגוסט שביעית </text:p>
            <text:p>(סוף אב תשע"ה) </text:p>
          </table:table-cell>
          <table:table-cell office:value-type="string" calcext:value-type="string">
            <text:p>Mid February (end Shvat)</text:p>
          </table:table-cell>
          <table:table-cell office:value-type="string" calcext:value-type="string">
            <text:p>Mid March 8th year (end Adar A)</text:p>
          </table:table-cell>
          <table:table-cell office:value-type="string" calcext:value-type="string">
            <text:p>Mid March (end Adar)</text:p>
          </table:table-cell>
          <table:table-cell office:value-type="string" calcext:value-type="string">
            <text:p>Mid March 8th year (end Adar A)</text:p>
          </table:table-cell>
          <table:table-cell office:value-type="string" calcext:value-type="string">
            <text:p>Mid August (end Av)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שומר </text:p>
          </table:table-cell>
          <table:table-cell office:value-type="string" calcext:value-type="string">
            <text:p>Fennel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סוף ינואר שביעית </text:p>
            <text:p>(תחילת טבת תשע"ה)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End January (Begin Tevet)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שעועית תרמילים </text:p>
          </table:table-cell>
          <table:table-cell office:value-type="string" calcext:value-type="string">
            <text:p>Bean (common)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סוף נובמבר שמינית </text:p>
            <text:p>(תחילת כסלו תשע"ו) </text:p>
          </table:table-cell>
          <table:table-cell table:style-name="ce9" office:value-type="string" calcext:value-type="string">
            <text:p>סוף נובמבר שביעית </text:p>
            <text:p>(סוף חשון תשע"ה) </text:p>
          </table:table-cell>
          <table:table-cell table:style-name="ce9" office:value-type="string" calcext:value-type="string">
            <text:p>סוף נובמבר שמינית </text:p>
            <text:p>(תחילת כסלו תשע"ו) </text:p>
          </table:table-cell>
          <table:table-cell table:style-name="ce9" office:value-type="string" calcext:value-type="string">
            <text:p>אמצע יולי שביעית </text:p>
            <text:p>(סוף תמוז תשע"ה)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End November 8th year (begin Kislev)</text:p>
          </table:table-cell>
          <table:table-cell office:value-type="string" calcext:value-type="string">
            <text:p>End November (end Heshvan)</text:p>
          </table:table-cell>
          <table:table-cell office:value-type="string" calcext:value-type="string">
            <text:p>End November 8th year (begin Kislev)</text:p>
          </table:table-cell>
          <table:table-cell office:value-type="string" calcext:value-type="string">
            <text:p>Mid July (end Tammuz)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שמיר </text:p>
          </table:table-cell>
          <table:table-cell office:value-type="string" calcext:value-type="string">
            <text:p>Dill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אמצע נובמבר שמינית </text:p>
            <text:p>(סוף חשון תשע"ו) </text:p>
          </table:table-cell>
          <table:table-cell table:style-name="ce9" office:value-type="string" calcext:value-type="string">
            <text:p>אמצע נובמבר שביעית </text:p>
            <text:p>(סוף חשון תשע"ה) </text:p>
          </table:table-cell>
          <table:table-cell table:style-name="ce9" office:value-type="string" calcext:value-type="string">
            <text:p>אמצע נובמבר שמינית </text:p>
            <text:p>(סוף חשון תשע"ו)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Mid November 8th year (End Heshvan)</text:p>
          </table:table-cell>
          <table:table-cell office:value-type="string" calcext:value-type="string">
            <text:p>Mid November (End Heshvan)</text:p>
          </table:table-cell>
          <table:table-cell office:value-type="string" calcext:value-type="string">
            <text:p>Mid November 8th year (End Heshvan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תות שדה </text:p>
          </table:table-cell>
          <table:table-cell office:value-type="string" calcext:value-type="string">
            <text:p>Strawberry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תחילת ינואר שביעית </text:p>
            <text:p>(אמצע טבת תשע"ה)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סוף אוגוסט שביעית </text:p>
            <text:p>(תחילת אלול תשע"ה)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Begin January (mid Tevet)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End August (begin Elul)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תפוחי אדמה </text:p>
          </table:table-cell>
          <table:table-cell office:value-type="string" calcext:value-type="string">
            <text:p>Potato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סוף אוקטובר שביעית </text:p>
            <text:p>(תחילת חשוון תשע"ה)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תחילת ינואר שביעית </text:p>
            <text:p>(אמצע טבת תשע"ה)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End October (begin Heshvan)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Begin January (mid Tevet)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תרד </text:p>
          </table:table-cell>
          <table:table-cell office:value-type="string" calcext:value-type="string">
            <text:p>Spinach</text:p>
          </table:table-cell>
          <table:table-cell table:style-name="ce6"/>
          <table:table-cell table:style-name="ce7"/>
          <table:table-cell table:style-name="ce6" table:number-columns-repeated="3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סוף נובמבר שמינית </text:p>
            <text:p>(תחילת כסלו תשע"ו) </text:p>
          </table:table-cell>
          <table:table-cell table:style-name="ce9" office:value-type="string" calcext:value-type="string">
            <text:p>אמצע נובמבר שביעית </text:p>
            <text:p>(סוף חשון תשע"ה) </text:p>
          </table:table-cell>
          <table:table-cell table:style-name="ce9" office:value-type="string" calcext:value-type="string">
            <text:p>סוף נובמבר שמינית </text:p>
            <text:p>(תחילת כסלו תשע"ו) </text:p>
          </table:table-cell>
          <table:table-cell table:style-name="ce9" office:value-type="string" calcext:value-type="string">
            <text:p>אין ביעור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End November 8th year (begin Kislev)</text:p>
          </table:table-cell>
          <table:table-cell office:value-type="string" calcext:value-type="string">
            <text:p>Mid November (End Heshvan)</text:p>
          </table:table-cell>
          <table:table-cell office:value-type="string" calcext:value-type="string">
            <text:p>End November 8th year (begin Kislev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אורז[1] </text:p>
          </table:table-cell>
          <table:table-cell office:value-type="string" calcext:value-type="string">
            <text:p>Rice</text:p>
          </table:table-cell>
          <table:table-cell table:style-name="ce7" table:number-columns-repeated="5"/>
          <table:table-cell table:number-columns-repeated="2" table:style-name="ce9" office:value-type="string" calcext:value-type="string">
            <text:p>אין קדושה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ין ביעור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אפונה[2] </text:p>
          </table:table-cell>
          <table:table-cell office:value-type="string" calcext:value-type="string">
            <text:p>Peas (dried)</text:p>
          </table:table-cell>
          <table:table-cell table:style-name="ce7" table:number-columns-repeated="5"/>
          <table:table-cell table:number-columns-repeated="2" table:style-name="ce9" office:value-type="string" calcext:value-type="string">
            <text:p>אין קדושה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ין ביעור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בוטנים </text:p>
          </table:table-cell>
          <table:table-cell office:value-type="string" calcext:value-type="string">
            <text:p>Peanuts</text:p>
          </table:table-cell>
          <table:table-cell table:style-name="ce7" table:number-columns-repeated="5"/>
          <table:table-cell table:style-name="ce9" office:value-type="string" calcext:value-type="string">
            <text:p>אמצע ספטמבר סוף שביעית </text:p>
            <text:p>(סוף אלול תשע"ה) </text:p>
          </table:table-cell>
          <table:table-cell table:style-name="ce9" office:value-type="string" calcext:value-type="string">
            <text:p>אמצע ספטמבר סוף שמינית </text:p>
            <text:p>(תחילת אלול תשע"ו) </text:p>
          </table:table-cell>
          <table:table-cell table:style-name="ce9" office:value-type="string" calcext:value-type="string">
            <text:p>אמצע ספטמבר סוף שביעית </text:p>
            <text:p>(סוף אלול תשע"ה) </text:p>
          </table:table-cell>
          <table:table-cell table:style-name="ce9" office:value-type="string" calcext:value-type="string">
            <text:p>אמצע ספטמבר סוף שמינית </text:p>
            <text:p>(תחילת אלול תשע"ו) </text:p>
          </table:table-cell>
          <table:table-cell table:style-name="ce9" office:value-type="string" calcext:value-type="string">
            <text:p>סוף נובמבר שמינית </text:p>
            <text:p>(אמצע כסליו תשע"ו) </text:p>
          </table:table-cell>
          <table:table-cell office:value-type="string" calcext:value-type="string">
            <text:p>Mid September (end Elul)</text:p>
          </table:table-cell>
          <table:table-cell office:value-type="string" calcext:value-type="string">
            <text:p>Mid September 8th year (begin Elul)</text:p>
          </table:table-cell>
          <table:table-cell office:value-type="string" calcext:value-type="string">
            <text:p>Mid September (end Elul)</text:p>
          </table:table-cell>
          <table:table-cell office:value-type="string" calcext:value-type="string">
            <text:p>Mid September 8th year (begin Elul)</text:p>
          </table:table-cell>
          <table:table-cell office:value-type="string" calcext:value-type="string">
            <text:p>Mid November 8th year (mid Kislev)</text:p>
          </table:table-cell>
          <table:table-cell office:value-type="string" calcext:value-type="string">
            <text:p>grain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גרעיני אבטיח </text:p>
          </table:table-cell>
          <table:table-cell office:value-type="string" calcext:value-type="string">
            <text:p>Watermelon seeds (dried)</text:p>
          </table:table-cell>
          <table:table-cell table:style-name="ce7" table:number-columns-repeated="5"/>
          <table:table-cell table:style-name="ce9" office:value-type="string" calcext:value-type="string">
            <text:p>תחילת יולי שביעית </text:p>
            <text:p>(אמצע תמוז תשע"ה) </text:p>
          </table:table-cell>
          <table:table-cell table:style-name="ce9" office:value-type="string" calcext:value-type="string">
            <text:p>תחילת יולי שמינית </text:p>
            <text:p>(סוף סיוון תשע"ו) </text:p>
          </table:table-cell>
          <table:table-cell table:style-name="ce9" office:value-type="string" calcext:value-type="string">
            <text:p>תחילת יולי שביעית </text:p>
            <text:p>(אמצע תמוז תשע"ה) </text:p>
          </table:table-cell>
          <table:table-cell table:style-name="ce9" office:value-type="string" calcext:value-type="string">
            <text:p>תחילת יולי שמינית </text:p>
            <text:p>(סוף סיוון תשע"ו) </text:p>
          </table:table-cell>
          <table:table-cell table:style-name="ce9" office:value-type="string" calcext:value-type="string">
            <text:p>סוף נובמבר שמינית </text:p>
            <text:p>(אמצע כסליו תשע"ו) </text:p>
          </table:table-cell>
          <table:table-cell office:value-type="string" calcext:value-type="string">
            <text:p>Begin July (mid Tammuz)</text:p>
          </table:table-cell>
          <table:table-cell office:value-type="string" calcext:value-type="string">
            <text:p>Begin July 8th year (end Sivan)</text:p>
          </table:table-cell>
          <table:table-cell office:value-type="string" calcext:value-type="string">
            <text:p>Begin July (mid Tammuz)</text:p>
          </table:table-cell>
          <table:table-cell office:value-type="string" calcext:value-type="string">
            <text:p>Begin July 8th year (end Sivan)</text:p>
          </table:table-cell>
          <table:table-cell office:value-type="string" calcext:value-type="string">
            <text:p>End November 8th year (mid Kislev)</text:p>
          </table:table-cell>
          <table:table-cell office:value-type="string" calcext:value-type="string">
            <text:p>grain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גרעיני דלעת[2] </text:p>
          </table:table-cell>
          <table:table-cell office:value-type="string" calcext:value-type="string">
            <text:p>Pumpkin seeds</text:p>
          </table:table-cell>
          <table:table-cell table:style-name="ce7" table:number-columns-repeated="5"/>
          <table:table-cell table:number-columns-repeated="2" table:style-name="ce9" office:value-type="string" calcext:value-type="string">
            <text:p>אין קדושה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ין ביעור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גרעיני חמניות </text:p>
          </table:table-cell>
          <table:table-cell office:value-type="string" calcext:value-type="string">
            <text:p>Sunflower seeds</text:p>
          </table:table-cell>
          <table:table-cell table:number-columns-repeated="5"/>
          <table:table-cell table:style-name="ce9" office:value-type="string" calcext:value-type="string">
            <text:p>אמצע אוגוסט שביעית </text:p>
            <text:p>(סוף אב תשע"ה) </text:p>
          </table:table-cell>
          <table:table-cell table:style-name="ce9" office:value-type="string" calcext:value-type="string">
            <text:p>אמצע אוגוסט שמינית </text:p>
            <text:p>(תחילת אב תשע"ו) </text:p>
          </table:table-cell>
          <table:table-cell table:style-name="ce9" office:value-type="string" calcext:value-type="string">
            <text:p>אמצע אוגוסט שביעית </text:p>
            <text:p>(סוף אב תשע"ה) </text:p>
          </table:table-cell>
          <table:table-cell table:style-name="ce9" office:value-type="string" calcext:value-type="string">
            <text:p>אמצע אוגוסט שמינית </text:p>
            <text:p>(תחילת אב תשע"ו) </text:p>
          </table:table-cell>
          <table:table-cell table:style-name="ce9" office:value-type="string" calcext:value-type="string">
            <text:p>תחילת דצמבר שמינית </text:p>
            <text:p>(אמצע כסלו תשע"ו) </text:p>
          </table:table-cell>
          <table:table-cell office:value-type="string" calcext:value-type="string">
            <text:p>Mid August (end Av)</text:p>
          </table:table-cell>
          <table:table-cell office:value-type="string" calcext:value-type="string">
            <text:p>Mid August 8th year (begin Av)</text:p>
          </table:table-cell>
          <table:table-cell office:value-type="string" calcext:value-type="string">
            <text:p>Mid August (end Av)</text:p>
          </table:table-cell>
          <table:table-cell office:value-type="string" calcext:value-type="string">
            <text:p>Mid August 8th year (begin Av)</text:p>
          </table:table-cell>
          <table:table-cell office:value-type="string" calcext:value-type="string">
            <text:p>Begin December 8th year (mid Kislev)</text:p>
          </table:table-cell>
          <table:table-cell office:value-type="string" calcext:value-type="string">
            <text:p>grain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דוחן </text:p>
          </table:table-cell>
          <table:table-cell office:value-type="string" calcext:value-type="string">
            <text:p>Millet</text:p>
          </table:table-cell>
          <table:table-cell table:number-columns-repeated="5"/>
          <table:table-cell table:style-name="ce9" office:value-type="string" calcext:value-type="string">
            <text:p>תחילת אוגוסט שביעית </text:p>
            <text:p>(אמצע אב תשע"ה) </text:p>
          </table:table-cell>
          <table:table-cell table:style-name="ce9" office:value-type="string" calcext:value-type="string">
            <text:p>אמצע אוגוסט שמינית </text:p>
            <text:p>(תחילת אב תשע"ו) </text:p>
          </table:table-cell>
          <table:table-cell table:style-name="ce9" office:value-type="string" calcext:value-type="string">
            <text:p>תחילת אוגוסט שביעית </text:p>
            <text:p>(אמצע אב תשע"ה) </text:p>
          </table:table-cell>
          <table:table-cell table:style-name="ce9" office:value-type="string" calcext:value-type="string">
            <text:p>אמצע אוגוסט שמינית </text:p>
            <text:p>(תחילת אב תשע"ו) </text:p>
          </table:table-cell>
          <table:table-cell table:style-name="ce9" office:value-type="string" calcext:value-type="string">
            <text:p>אמצע ספטמבר סוף שביעית </text:p>
            <text:p>(סוף אלול תשע"ה) </text:p>
          </table:table-cell>
          <table:table-cell office:value-type="string" calcext:value-type="string">
            <text:p>Begin August (mid Av)</text:p>
          </table:table-cell>
          <table:table-cell office:value-type="string" calcext:value-type="string">
            <text:p>Mid August 8th year (begin Av)</text:p>
          </table:table-cell>
          <table:table-cell office:value-type="string" calcext:value-type="string">
            <text:p>Begin August (mid Av)</text:p>
          </table:table-cell>
          <table:table-cell office:value-type="string" calcext:value-type="string">
            <text:p>Mid August 8th year (begin Av)</text:p>
          </table:table-cell>
          <table:table-cell office:value-type="string" calcext:value-type="string">
            <text:p>Mid September (end Elul)</text:p>
          </table:table-cell>
          <table:table-cell office:value-type="string" calcext:value-type="string">
            <text:p>grain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זנגביל[2] </text:p>
          </table:table-cell>
          <table:table-cell office:value-type="string" calcext:value-type="string">
            <text:p>Ginger (?)</text:p>
          </table:table-cell>
          <table:table-cell table:number-columns-repeated="5"/>
          <table:table-cell table:number-columns-repeated="2" table:style-name="ce9" office:value-type="string" calcext:value-type="string">
            <text:p>אין קדושה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ין ביעור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חיטה[3] </text:p>
          </table:table-cell>
          <table:table-cell office:value-type="string" calcext:value-type="string">
            <text:p>Wheat</text:p>
          </table:table-cell>
          <table:table-cell table:number-columns-repeated="5"/>
          <table:table-cell table:number-columns-repeated="2" table:style-name="ce9" office:value-type="string" calcext:value-type="string">
            <text:p>אין קדושה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ין ביעור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חומוס </text:p>
          </table:table-cell>
          <table:table-cell office:value-type="string" calcext:value-type="string">
            <text:p>Chickpeas</text:p>
          </table:table-cell>
          <table:table-cell table:number-columns-repeated="5"/>
          <table:table-cell table:style-name="ce9" office:value-type="string" calcext:value-type="string">
            <text:p>תחילת יוני שביעית </text:p>
            <text:p>(אמצע סיון תשע"ה) </text:p>
          </table:table-cell>
          <table:table-cell table:style-name="ce9" office:value-type="string" calcext:value-type="string">
            <text:p>תחילת יוני שמינית </text:p>
            <text:p>(סוף אייר תשע"ו) </text:p>
          </table:table-cell>
          <table:table-cell table:style-name="ce9" office:value-type="string" calcext:value-type="string">
            <text:p>תחילת יוני שביעית </text:p>
            <text:p>(אמצע סיון תשע"ה) </text:p>
          </table:table-cell>
          <table:table-cell table:style-name="ce9" office:value-type="string" calcext:value-type="string">
            <text:p>תחילת יוני שמינית </text:p>
            <text:p>(סוף אייר תשע"ו) </text:p>
          </table:table-cell>
          <table:table-cell table:style-name="ce9" office:value-type="string" calcext:value-type="string">
            <text:p>תחילת דצמבר שמינית </text:p>
            <text:p>(אמצע כסלו תשע"ו) </text:p>
          </table:table-cell>
          <table:table-cell office:value-type="string" calcext:value-type="string">
            <text:p>Begin June (mid Sivan)</text:p>
          </table:table-cell>
          <table:table-cell office:value-type="string" calcext:value-type="string">
            <text:p>Begin June 8th year (end Iyar)</text:p>
          </table:table-cell>
          <table:table-cell office:value-type="string" calcext:value-type="string">
            <text:p>Begin June (mid Sivan)</text:p>
          </table:table-cell>
          <table:table-cell office:value-type="string" calcext:value-type="string">
            <text:p>Begin June 8th year (end Iyar)</text:p>
          </table:table-cell>
          <table:table-cell office:value-type="string" calcext:value-type="string">
            <text:p>Begin December 8th year (mid Kislev)</text:p>
          </table:table-cell>
          <table:table-cell office:value-type="string" calcext:value-type="string">
            <text:p>grain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כוסבר </text:p>
          </table:table-cell>
          <table:table-cell office:value-type="string" calcext:value-type="string">
            <text:p>Coriander (dry)</text:p>
          </table:table-cell>
          <table:table-cell table:number-columns-repeated="5"/>
          <table:table-cell table:style-name="ce9" office:value-type="string" calcext:value-type="string">
            <text:p>תחילת יוני שביעית </text:p>
            <text:p>(אמצע סיוון תשע"ה) </text:p>
          </table:table-cell>
          <table:table-cell table:style-name="ce9" office:value-type="string" calcext:value-type="string">
            <text:p>תחילת יוני שמינית </text:p>
            <text:p>(סוף אייר תשע"ו) </text:p>
          </table:table-cell>
          <table:table-cell table:style-name="ce9" office:value-type="string" calcext:value-type="string">
            <text:p>תחילת יוני שביעית </text:p>
            <text:p>(אמצע סיוון תשע"ה) </text:p>
          </table:table-cell>
          <table:table-cell table:style-name="ce9" office:value-type="string" calcext:value-type="string">
            <text:p>תחילת יוני שמינית </text:p>
            <text:p>(סוף אייר תשע"ו) </text:p>
          </table:table-cell>
          <table:table-cell table:style-name="ce9" office:value-type="string" calcext:value-type="string">
            <text:p>תחילת דצמבר שמינית </text:p>
            <text:p>(אמצע כסלו תשע"ו) </text:p>
          </table:table-cell>
          <table:table-cell office:value-type="string" calcext:value-type="string">
            <text:p>Begin June (mid Sivan)</text:p>
          </table:table-cell>
          <table:table-cell office:value-type="string" calcext:value-type="string">
            <text:p>Begin June 8th year (end Iyar)</text:p>
          </table:table-cell>
          <table:table-cell office:value-type="string" calcext:value-type="string">
            <text:p>Begin June (mid Sivan)</text:p>
          </table:table-cell>
          <table:table-cell office:value-type="string" calcext:value-type="string">
            <text:p>Begin June 8th year (end Iyar)</text:p>
          </table:table-cell>
          <table:table-cell office:value-type="string" calcext:value-type="string">
            <text:p>Begin December 8th year (mid Kislev)</text:p>
          </table:table-cell>
          <table:table-cell office:value-type="string" calcext:value-type="string">
            <text:p>grain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לוביא[2] (רוביא) </text:p>
          </table:table-cell>
          <table:table-cell table:number-columns-repeated="6"/>
          <table:table-cell table:style-name="ce9" office:value-type="string" calcext:value-type="string">
            <text:p>אין קדושה </text:p>
          </table:table-cell>
          <table:table-cell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ין קדושה </text:p>
          </table:table-cell>
          <table:table-cell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ין ביעור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סויה[2] </text:p>
          </table:table-cell>
          <table:table-cell office:value-type="string" calcext:value-type="string">
            <text:p>Soy</text:p>
          </table:table-cell>
          <table:table-cell table:number-columns-repeated="5"/>
          <table:table-cell table:style-name="ce9" office:value-type="string" calcext:value-type="string">
            <text:p>אין קדושה </text:p>
          </table:table-cell>
          <table:table-cell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ין קדושה </text:p>
          </table:table-cell>
          <table:table-cell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ין ביעור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עדשים[2] </text:p>
          </table:table-cell>
          <table:table-cell office:value-type="string" calcext:value-type="string">
            <text:p>Lentils</text:p>
          </table:table-cell>
          <table:table-cell table:number-columns-repeated="5"/>
          <table:table-cell table:style-name="ce9" office:value-type="string" calcext:value-type="string">
            <text:p>אין קדושה </text:p>
          </table:table-cell>
          <table:table-cell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ין קדושה </text:p>
          </table:table-cell>
          <table:table-cell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ין ביעור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פול </text:p>
          </table:table-cell>
          <table:table-cell office:value-type="string" calcext:value-type="string">
            <text:p>Broad beans (dry)</text:p>
          </table:table-cell>
          <table:table-cell table:number-columns-repeated="5"/>
          <table:table-cell table:style-name="ce9" office:value-type="string" calcext:value-type="string">
            <text:p>תחילת אפריל שביעית </text:p>
            <text:p>(אמצע ניסן תשע"ה) </text:p>
          </table:table-cell>
          <table:table-cell table:style-name="ce9" office:value-type="string" calcext:value-type="string">
            <text:p>תחילת אפריל שמינית </text:p>
            <text:p>(אמצע אדר ב' תשע"ו) </text:p>
          </table:table-cell>
          <table:table-cell table:style-name="ce9" office:value-type="string" calcext:value-type="string">
            <text:p>תחילת אפריל שביעית </text:p>
            <text:p>(אמצע ניסן תשע"ה) </text:p>
          </table:table-cell>
          <table:table-cell table:style-name="ce9" office:value-type="string" calcext:value-type="string">
            <text:p>תחילת אפריל שמינית </text:p>
            <text:p>(אמצע אדר ב' תשע"ו) </text:p>
          </table:table-cell>
          <table:table-cell table:style-name="ce9" office:value-type="string" calcext:value-type="string">
            <text:p>סוף נובמבר שמינית </text:p>
            <text:p>(אמצע כסליו תשע"ו) </text:p>
          </table:table-cell>
          <table:table-cell office:value-type="string" calcext:value-type="string">
            <text:p>Begin April (mid Nisan)</text:p>
          </table:table-cell>
          <table:table-cell office:value-type="string" calcext:value-type="string">
            <text:p>Begin April 8th year (mid Adar B)</text:p>
          </table:table-cell>
          <table:table-cell office:value-type="string" calcext:value-type="string">
            <text:p>Begin April (mid Nisan)</text:p>
          </table:table-cell>
          <table:table-cell office:value-type="string" calcext:value-type="string">
            <text:p>Begin April 8th year (mid Adar B)</text:p>
          </table:table-cell>
          <table:table-cell office:value-type="string" calcext:value-type="string">
            <text:p>End November 8th year (mid Kislev)</text:p>
          </table:table-cell>
          <table:table-cell office:value-type="string" calcext:value-type="string">
            <text:p>grain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פופקורן </text:p>
          </table:table-cell>
          <table:table-cell office:value-type="string" calcext:value-type="string">
            <text:p>Popcorn</text:p>
          </table:table-cell>
          <table:table-cell table:number-columns-repeated="5"/>
          <table:table-cell table:style-name="ce9" office:value-type="string" calcext:value-type="string">
            <text:p>תחילת יולי שביעית </text:p>
            <text:p>(אמצע תמוז תשע"ה) </text:p>
          </table:table-cell>
          <table:table-cell table:style-name="ce9" office:value-type="string" calcext:value-type="string">
            <text:p>תחילת אוגוסט שמינית </text:p>
            <text:p>(סוף תמוז תשע"ו) </text:p>
          </table:table-cell>
          <table:table-cell table:style-name="ce9" office:value-type="string" calcext:value-type="string">
            <text:p>תחילת יולי שביעית </text:p>
            <text:p>(אמצע תמוז תשע"ה) </text:p>
          </table:table-cell>
          <table:table-cell table:style-name="ce9" office:value-type="string" calcext:value-type="string">
            <text:p>תחילת אוגוסט שמינית </text:p>
            <text:p>(סוף תמוז תשע"ו) </text:p>
          </table:table-cell>
          <table:table-cell table:style-name="ce9" office:value-type="string" calcext:value-type="string">
            <text:p>סוף נובמבר שמינית </text:p>
            <text:p>(אמצע כסליו תשע"ו) </text:p>
          </table:table-cell>
          <table:table-cell office:value-type="string" calcext:value-type="string">
            <text:p>Begin July (mid Tammuz)</text:p>
          </table:table-cell>
          <table:table-cell office:value-type="string" calcext:value-type="string">
            <text:p>Begin August 8th year (end Tammuz)</text:p>
          </table:table-cell>
          <table:table-cell office:value-type="string" calcext:value-type="string">
            <text:p>Begin July (mid Tammuz)</text:p>
          </table:table-cell>
          <table:table-cell office:value-type="string" calcext:value-type="string">
            <text:p>Begin August 8th year (end Tammuz)</text:p>
          </table:table-cell>
          <table:table-cell office:value-type="string" calcext:value-type="string">
            <text:p>End November 8th year (mid Kislev)</text:p>
          </table:table-cell>
          <table:table-cell office:value-type="string" calcext:value-type="string">
            <text:p>grain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פרג[2] </text:p>
          </table:table-cell>
          <table:table-cell office:value-type="string" calcext:value-type="string">
            <text:p>Poppy</text:p>
          </table:table-cell>
          <table:table-cell table:number-columns-repeated="5"/>
          <table:table-cell table:number-columns-repeated="2" table:style-name="ce9" office:value-type="string" calcext:value-type="string">
            <text:p>אין קדושה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ין ביעור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קימל[2] </text:p>
          </table:table-cell>
          <table:table-cell table:number-columns-repeated="6"/>
          <table:table-cell table:number-columns-repeated="2" table:style-name="ce9" office:value-type="string" calcext:value-type="string">
            <text:p>אין קדושה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ין ביעור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קוואקר[2] </text:p>
          </table:table-cell>
          <table:table-cell office:value-type="string" calcext:value-type="string">
            <text:p>Oats (rolled)</text:p>
          </table:table-cell>
          <table:table-cell table:number-columns-repeated="5"/>
          <table:table-cell table:number-columns-repeated="2" table:style-name="ce9" office:value-type="string" calcext:value-type="string">
            <text:p>אין קדושה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ין ביעור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שבולת שועל[2] </text:p>
          </table:table-cell>
          <table:table-cell office:value-type="string" calcext:value-type="string">
            <text:p>Oats</text:p>
          </table:table-cell>
          <table:table-cell table:number-columns-repeated="5"/>
          <table:table-cell table:number-columns-repeated="2" table:style-name="ce9" office:value-type="string" calcext:value-type="string">
            <text:p>אין קדושה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ין ביעור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שעועית יבשה[2] </text:p>
          </table:table-cell>
          <table:table-cell office:value-type="string" calcext:value-type="string">
            <text:p>Bean (common, dried)</text:p>
          </table:table-cell>
          <table:table-cell table:number-columns-repeated="5"/>
          <table:table-cell table:number-columns-repeated="2" table:style-name="ce9" office:value-type="string" calcext:value-type="string">
            <text:p>אין קדושה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ין ביעור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שעורה </text:p>
          </table:table-cell>
          <table:table-cell office:value-type="string" calcext:value-type="string">
            <text:p>Barley</text:p>
          </table:table-cell>
          <table:table-cell table:number-columns-repeated="5"/>
          <table:table-cell table:style-name="ce9" office:value-type="string" calcext:value-type="string">
            <text:p>תחילת מאי שביעית </text:p>
            <text:p>(אמצע אייר תשע"ה) </text:p>
          </table:table-cell>
          <table:table-cell table:style-name="ce9" office:value-type="string" calcext:value-type="string">
            <text:p>תחילת מאי שמינית (אמצע ניסן תשע"ו) </text:p>
          </table:table-cell>
          <table:table-cell table:style-name="ce9" office:value-type="string" calcext:value-type="string">
            <text:p>תחילת מאי שביעית </text:p>
            <text:p>(אמצע אייר תשע"ה) </text:p>
          </table:table-cell>
          <table:table-cell table:style-name="ce9" office:value-type="string" calcext:value-type="string">
            <text:p>תחילת מאי שמינית (אמצע ניסן תשע"ו) </text:p>
          </table:table-cell>
          <table:table-cell table:style-name="ce9" office:value-type="string" calcext:value-type="string">
            <text:p>סוף נובמבר שמינית </text:p>
            <text:p>(אמצע כסליו תשע"ו) </text:p>
          </table:table-cell>
          <table:table-cell office:value-type="string" calcext:value-type="string">
            <text:p>Begin May (mid Iyar)</text:p>
          </table:table-cell>
          <table:table-cell office:value-type="string" calcext:value-type="string">
            <text:p>Begin May 8th year (mid Nisan)</text:p>
          </table:table-cell>
          <table:table-cell office:value-type="string" calcext:value-type="string">
            <text:p>Begin May (mid Iyar)</text:p>
          </table:table-cell>
          <table:table-cell office:value-type="string" calcext:value-type="string">
            <text:p>Begin May 8th year (mid Nisan)</text:p>
          </table:table-cell>
          <table:table-cell office:value-type="string" calcext:value-type="string">
            <text:p>End November 8th year (mid Kislev)</text:p>
          </table:table-cell>
          <table:table-cell office:value-type="string" calcext:value-type="string">
            <text:p>grain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תירס קלחים </text:p>
          </table:table-cell>
          <table:table-cell office:value-type="string" calcext:value-type="string">
            <text:p>Corn cobs</text:p>
          </table:table-cell>
          <table:table-cell table:number-columns-repeated="5"/>
          <table:table-cell table:style-name="ce9" office:value-type="string" calcext:value-type="string">
            <text:p>גי בתשרי שביעית </text:p>
          </table:table-cell>
          <table:table-cell table:style-name="ce9" office:value-type="string" calcext:value-type="string">
            <text:p>חנוכה </text:p>
          </table:table-cell>
          <table:table-cell table:style-name="ce9" office:value-type="string" calcext:value-type="string">
            <text:p>גי בתשרי שביעית </text:p>
          </table:table-cell>
          <table:table-cell table:style-name="ce9" office:value-type="string" calcext:value-type="string">
            <text:p>חנוכה </text:p>
          </table:table-cell>
          <table:table-cell table:style-name="ce9" office:value-type="string" calcext:value-type="string">
            <text:p>אין ביעור [4]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Hanukah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Hanuka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אבוקדו </text:p>
          </table:table-cell>
          <table:table-cell office:value-type="string" calcext:value-type="string">
            <text:p>Avocado</text:p>
          </table:table-cell>
          <table:table-cell table:number-columns-repeated="5"/>
          <table:table-cell table:style-name="ce9" office:value-type="string" calcext:value-type="string">
            <text:p>תחילת אוגוסט שביעית </text:p>
            <text:p>(אמצע אב תשע"ה) </text:p>
          </table:table-cell>
          <table:table-cell table:style-name="ce9" office:value-type="string" calcext:value-type="string">
            <text:p>סוף יולי שמינית </text:p>
            <text:p>(אמצע תמוז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סוף יולי שמינית </text:p>
            <text:p>(אמצע תמוז תשע"ו) </text:p>
          </table:table-cell>
          <table:table-cell office:value-type="string" calcext:value-type="string">
            <text:p>Begin August (mid Av)</text:p>
          </table:table-cell>
          <table:table-cell office:value-type="string" calcext:value-type="string">
            <text:p>End July 8th year (mid Tammuz)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nd July 8th year (mid Tammuz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אגוז המלך </text:p>
          </table:table-cell>
          <table:table-cell office:value-type="string" calcext:value-type="string">
            <text:p>Walnut</text:p>
          </table:table-cell>
          <table:table-cell table:number-columns-repeated="5"/>
          <table:table-cell table:number-columns-repeated="2" table:style-name="ce9" office:value-type="string" calcext:value-type="string">
            <text:p>אין קדושה [2]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ין ביעור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אגוז לוז, אילסר </text:p>
          </table:table-cell>
          <table:table-cell office:value-type="string" calcext:value-type="string">
            <text:p>Hazelnut</text:p>
          </table:table-cell>
          <table:table-cell table:number-columns-repeated="5"/>
          <table:table-cell table:number-columns-repeated="2" table:style-name="ce9" office:value-type="string" calcext:value-type="string">
            <text:p>אין קדושה[2]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ין ביעור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אגוז פקאן </text:p>
          </table:table-cell>
          <table:table-cell office:value-type="string" calcext:value-type="string">
            <text:p>Pecan</text:p>
          </table:table-cell>
          <table:table-cell table:number-columns-repeated="5"/>
          <table:table-cell table:style-name="ce9" office:value-type="string" calcext:value-type="string">
            <text:p>אמצע אוקטובר שמינית </text:p>
            <text:p>(סוף תשרי תשע"ו) </text:p>
          </table:table-cell>
          <table:table-cell table:style-name="ce9" office:value-type="string" calcext:value-type="string">
            <text:p>אמצע נובמבר תשיעית </text:p>
            <text:p>(תחילת חשוון תשע"ז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מצע מאי שמינית </text:p>
            <text:p>(תחילת אייר תשע"ו) </text:p>
          </table:table-cell>
          <table:table-cell office:value-type="string" calcext:value-type="string">
            <text:p>Mid October 8th year (end Tishrei)</text:p>
          </table:table-cell>
          <table:table-cell office:value-type="string" calcext:value-type="string">
            <text:p>Mid November 9th year (begin Heshvan)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id-May 8th year (beginning Iyar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אגס </text:p>
          </table:table-cell>
          <table:table-cell office:value-type="string" calcext:value-type="string">
            <text:p>Pear</text:p>
          </table:table-cell>
          <table:table-cell table:number-columns-repeated="5"/>
          <table:table-cell table:style-name="ce9" office:value-type="string" calcext:value-type="string">
            <text:p>סוף יוני שביעית </text:p>
            <text:p>(סוף סיון תשע"ה) </text:p>
          </table:table-cell>
          <table:table-cell table:style-name="ce9" office:value-type="string" calcext:value-type="string">
            <text:p>סוף יוני שמינית </text:p>
            <text:p>(אמצע סיוון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סוף אוקטובר שמינית </text:p>
            <text:p>(תחילת חשוון תשע"ו) </text:p>
          </table:table-cell>
          <table:table-cell office:value-type="string" calcext:value-type="string">
            <text:p>End June (end Sivan)</text:p>
          </table:table-cell>
          <table:table-cell office:value-type="string" calcext:value-type="string">
            <text:p>End June 8th year (mid Sivan)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nd October 8th year (beginning Heshvan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אוכמניות </text:p>
          </table:table-cell>
          <table:table-cell office:value-type="string" calcext:value-type="string">
            <text:p>Blueberry</text:p>
          </table:table-cell>
          <table:table-cell table:number-columns-repeated="5"/>
          <table:table-cell table:style-name="ce9" office:value-type="string" calcext:value-type="string">
            <text:p>סוף דצמבר שביעית </text:p>
            <text:p>(אמצע טבת תשע"ה) </text:p>
          </table:table-cell>
          <table:table-cell table:style-name="ce9" office:value-type="string" calcext:value-type="string">
            <text:p>סוף דצמבר שמינית </text:p>
            <text:p>(אמצע טבת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סוף אפריל שמינית </text:p>
            <text:p>(אמצע ניסן תשע"ו) </text:p>
          </table:table-cell>
          <table:table-cell office:value-type="string" calcext:value-type="string">
            <text:p>End December (mid Tevet)</text:p>
          </table:table-cell>
          <table:table-cell office:value-type="string" calcext:value-type="string">
            <text:p>End December 8th year (mid Tevet)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nd April 8th year (mid Nisan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אנונה </text:p>
          </table:table-cell>
          <table:table-cell office:value-type="string" calcext:value-type="string">
            <text:p>Chirimuya</text:p>
          </table:table-cell>
          <table:table-cell table:number-columns-repeated="5"/>
          <table:table-cell table:style-name="ce9" office:value-type="string" calcext:value-type="string">
            <text:p>אמצע יולי </text:p>
            <text:p>(אמצע תמוז תשע"ה) </text:p>
          </table:table-cell>
          <table:table-cell table:style-name="ce9" office:value-type="string" calcext:value-type="string">
            <text:p>סוף יוני </text:p>
            <text:p>(סוף סיון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מצע אפריל שמינית </text:p>
            <text:p>(תחילת ניסן תשע"ו) </text:p>
          </table:table-cell>
          <table:table-cell office:value-type="string" calcext:value-type="string">
            <text:p>Mid July (mid Tammuz)</text:p>
          </table:table-cell>
          <table:table-cell office:value-type="string" calcext:value-type="string">
            <text:p>End June 8th year (end Sivan)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id April 8th year (begin Nisan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אפרסמון </text:p>
          </table:table-cell>
          <table:table-cell office:value-type="string" calcext:value-type="string">
            <text:p>Persimmon</text:p>
          </table:table-cell>
          <table:table-cell table:number-columns-repeated="5"/>
          <table:table-cell table:style-name="ce9" office:value-type="string" calcext:value-type="string">
            <text:p>אמצע ספטמבר בסוף שביעית </text:p>
            <text:p>(סוף אלול תשע"ה) </text:p>
          </table:table-cell>
          <table:table-cell table:style-name="ce9" office:value-type="string" calcext:value-type="string">
            <text:p>אמצע ספטמבר בסוף שמינית </text:p>
            <text:p>(תחילת אלול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סוף דצמבר שמינית </text:p>
            <text:p>(תחילת טבת תשע"ו) </text:p>
          </table:table-cell>
          <table:table-cell office:value-type="string" calcext:value-type="string">
            <text:p>Mid September (end Elul)</text:p>
          </table:table-cell>
          <table:table-cell office:value-type="string" calcext:value-type="string">
            <text:p>Mid September 8th year (begin Elul)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nd December 8th year (begin Tevet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אפרסק </text:p>
          </table:table-cell>
          <table:table-cell office:value-type="string" calcext:value-type="string">
            <text:p>Peach</text:p>
          </table:table-cell>
          <table:table-cell table:number-columns-repeated="5"/>
          <table:table-cell table:style-name="ce9" office:value-type="string" calcext:value-type="string">
            <text:p>תחילת פברואר שביעית </text:p>
            <text:p>(סוף שבט תשע"ה) </text:p>
          </table:table-cell>
          <table:table-cell table:style-name="ce9" office:value-type="string" calcext:value-type="string">
            <text:p>תחילת פברואר שמינית </text:p>
            <text:p>(סוף שבט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סוף נובמבר שמינית </text:p>
            <text:p>(תחילת כסלו תשע"ו) </text:p>
          </table:table-cell>
          <table:table-cell office:value-type="string" calcext:value-type="string">
            <text:p>Begin February (end Shvat)</text:p>
          </table:table-cell>
          <table:table-cell office:value-type="string" calcext:value-type="string">
            <text:p>Begin February 8th year (end Shvat)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nd November 8th year (begin Kislev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אשכולית </text:p>
          </table:table-cell>
          <table:table-cell office:value-type="string" calcext:value-type="string">
            <text:p>Grapefruit</text:p>
          </table:table-cell>
          <table:table-cell table:number-columns-repeated="5"/>
          <table:table-cell table:style-name="ce9" office:value-type="string" calcext:value-type="string">
            <text:p>תחילת ספטמבר בסוף שביעית </text:p>
            <text:p>(אמצע אלול תשע"ה) </text:p>
          </table:table-cell>
          <table:table-cell table:style-name="ce9" office:value-type="string" calcext:value-type="string">
            <text:p>אמצע נובמבר תשיעית </text:p>
            <text:p>(תחילת חשוון תשע"ז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מצע מאי שמינית </text:p>
            <text:p>(סוף סיון תשע"ו) </text:p>
          </table:table-cell>
          <table:table-cell office:value-type="string" calcext:value-type="string">
            <text:p>Begin September (mid Elul)</text:p>
          </table:table-cell>
          <table:table-cell office:value-type="string" calcext:value-type="string">
            <text:p>Mid November 9th year (begin Heshvan)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id May 8th year (end Sivan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אתרוג </text:p>
          </table:table-cell>
          <table:table-cell office:value-type="string" calcext:value-type="string">
            <text:p>Etrog</text:p>
          </table:table-cell>
          <table:table-cell table:number-columns-repeated="5"/>
          <table:table-cell table:style-name="ce9" office:value-type="string" calcext:value-type="string">
            <text:p>ג' תשרי שביעית </text:p>
          </table:table-cell>
          <table:table-cell table:style-name="ce9" office:value-type="string" calcext:value-type="string">
            <text:p>אמצע אפריל שמינית </text:p>
            <text:p>(תחילת ניסן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מצע אפריל שמינית </text:p>
            <text:p>(תחילת ניסן תשע"ו)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Mid April 8th year (begin Nisan)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id April 8th year (begin Nisan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גודגדן </text:p>
          </table:table-cell>
          <table:table-cell office:value-type="string" calcext:value-type="string">
            <text:p>Sweet cherry</text:p>
          </table:table-cell>
          <table:table-cell table:number-columns-repeated="5"/>
          <table:table-cell table:style-name="ce9" office:value-type="string" calcext:value-type="string">
            <text:p>אמצע אפריל שביעית </text:p>
            <text:p>(סוף ניסן תשע"ה) </text:p>
          </table:table-cell>
          <table:table-cell table:style-name="ce9" office:value-type="string" calcext:value-type="string">
            <text:p>אמצע מאי שמינית </text:p>
            <text:p>(תחילת אייר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תחילת אוגוסט שביעית </text:p>
            <text:p>(אמצע אב תשע"ה) </text:p>
          </table:table-cell>
          <table:table-cell office:value-type="string" calcext:value-type="string">
            <text:p>Mid April (end Nisan)</text:p>
          </table:table-cell>
          <table:table-cell office:value-type="string" calcext:value-type="string">
            <text:p>Mid May 8th year (begin Iyar)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egin August (mid Av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גויאבה </text:p>
          </table:table-cell>
          <table:table-cell office:value-type="string" calcext:value-type="string">
            <text:p>Guava</text:p>
          </table:table-cell>
          <table:table-cell table:number-columns-repeated="5"/>
          <table:table-cell table:style-name="ce9" office:value-type="string" calcext:value-type="string">
            <text:p>אמצע אוגוסט </text:p>
            <text:p>אמצע אב תשע"ה) </text:p>
          </table:table-cell>
          <table:table-cell table:style-name="ce9" office:value-type="string" calcext:value-type="string">
            <text:p>סוף אוגוסט </text:p>
            <text:p>(סוף אב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מצע דצמבר שמינית </text:p>
            <text:p>(סוף כסלו תשע"ו) </text:p>
          </table:table-cell>
          <table:table-cell office:value-type="string" calcext:value-type="string">
            <text:p>Mid August (mid Av)</text:p>
          </table:table-cell>
          <table:table-cell office:value-type="string" calcext:value-type="string">
            <text:p>End August 8th year (end Av)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id December 8th year (end Kislev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דובדבן </text:p>
          </table:table-cell>
          <table:table-cell office:value-type="string" calcext:value-type="string">
            <text:p>Cherry</text:p>
          </table:table-cell>
          <table:table-cell table:number-columns-repeated="5"/>
          <table:table-cell table:style-name="ce9" office:value-type="string" calcext:value-type="string">
            <text:p>אמצע אפריל שביעית </text:p>
            <text:p>(סוף ניסן תשע"ה) </text:p>
          </table:table-cell>
          <table:table-cell table:style-name="ce9" office:value-type="string" calcext:value-type="string">
            <text:p>תחילת יוני שמינית </text:p>
            <text:p>(סוף אייר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תחילת אוגוסט שביעית </text:p>
            <text:p>(אמצע אב תשע"ה) </text:p>
          </table:table-cell>
          <table:table-cell office:value-type="string" calcext:value-type="string">
            <text:p>Mid April (end Nisan)</text:p>
          </table:table-cell>
          <table:table-cell office:value-type="string" calcext:value-type="string">
            <text:p>Mid June 8th year (end Iyar)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egin August (mid Av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זית למאכל </text:p>
          </table:table-cell>
          <table:table-cell office:value-type="string" calcext:value-type="string">
            <text:p>Olive (for eating)</text:p>
          </table:table-cell>
          <table:table-cell table:number-columns-repeated="5"/>
          <table:table-cell table:style-name="ce9" office:value-type="string" calcext:value-type="string">
            <text:p>אמצע אוגוסט </text:p>
            <text:p>(אמצע אב תשע"ה) </text:p>
          </table:table-cell>
          <table:table-cell table:style-name="ce9" office:value-type="string" calcext:value-type="string">
            <text:p>אמצע אוגוסט </text:p>
            <text:p>(אמצע אב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שבועות שמינית </text:p>
          </table:table-cell>
          <table:table-cell office:value-type="string" calcext:value-type="string">
            <text:p>Mid August (mid Av)</text:p>
          </table:table-cell>
          <table:table-cell office:value-type="string" calcext:value-type="string">
            <text:p>Mid August 8th year (mid Av)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avuot 8th year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זית לשמן </text:p>
          </table:table-cell>
          <table:table-cell office:value-type="string" calcext:value-type="string">
            <text:p>Olive (for oil)</text:p>
          </table:table-cell>
          <table:table-cell table:number-columns-repeated="5"/>
          <table:table-cell table:style-name="ce9" office:value-type="string" calcext:value-type="string">
            <text:p>אמצע אוקטובר שמינית </text:p>
            <text:p>(אמצע תשרי תשע"ו) </text:p>
          </table:table-cell>
          <table:table-cell table:style-name="ce9" office:value-type="string" calcext:value-type="string">
            <text:p>סוף אוקטובר תשיעית </text:p>
            <text:p>(תחילת חשוון תשע"ז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שבועות שמינית </text:p>
          </table:table-cell>
          <table:table-cell office:value-type="string" calcext:value-type="string">
            <text:p>Mid October 8th year (mid Tishrei)</text:p>
          </table:table-cell>
          <table:table-cell office:value-type="string" calcext:value-type="string">
            <text:p>End October 9th year (begin Heshvan)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avuot 8th year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חבוש </text:p>
          </table:table-cell>
          <table:table-cell office:value-type="string" calcext:value-type="string">
            <text:p>Quince</text:p>
          </table:table-cell>
          <table:table-cell table:number-columns-repeated="5"/>
          <table:table-cell table:style-name="ce9" office:value-type="string" calcext:value-type="string">
            <text:p>תחילת ספטמבר בסוף שביעית </text:p>
            <text:p>(אמצע אלול תשע"ה) </text:p>
          </table:table-cell>
          <table:table-cell table:style-name="ce9" office:value-type="string" calcext:value-type="string">
            <text:p>תחילת ספטמבר בסוף שמינית </text:p>
            <text:p>(סוף אב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מצע ינואר שמינית </text:p>
            <text:p>(סוף טבת תשע"ו) </text:p>
          </table:table-cell>
          <table:table-cell office:value-type="string" calcext:value-type="string">
            <text:p>Begin September (mid Elul)</text:p>
          </table:table-cell>
          <table:table-cell office:value-type="string" calcext:value-type="string">
            <text:p>Begin September 8th year (end Av)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id January 8th year (end Tevet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חרוב </text:p>
          </table:table-cell>
          <table:table-cell office:value-type="string" calcext:value-type="string">
            <text:p>Carob</text:p>
          </table:table-cell>
          <table:table-cell table:number-columns-repeated="5"/>
          <table:table-cell table:style-name="ce9" office:value-type="string" calcext:value-type="string">
            <text:p>אמצע ספטמבר בסוף שביעית </text:p>
            <text:p>(סוף אלול תשע"ה) </text:p>
          </table:table-cell>
          <table:table-cell table:style-name="ce9" office:value-type="string" calcext:value-type="string">
            <text:p>סוף אוקטובר תשיעית </text:p>
            <text:p>(תחילת תשרי תשע"ז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מצע ינואר שמינית </text:p>
            <text:p>(תחילת טבת תשע"ו) </text:p>
          </table:table-cell>
          <table:table-cell office:value-type="string" calcext:value-type="string">
            <text:p>Mid September (end Elul)</text:p>
          </table:table-cell>
          <table:table-cell office:value-type="string" calcext:value-type="string">
            <text:p>End October 9th year (begin Tishrei)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id January 8th year (begin Tevet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לונגן </text:p>
          </table:table-cell>
          <table:table-cell office:value-type="string" calcext:value-type="string">
            <text:p>Longan</text:p>
          </table:table-cell>
          <table:table-cell table:number-columns-repeated="5"/>
          <table:table-cell table:style-name="ce9" office:value-type="string" calcext:value-type="string">
            <text:p>תחילת יוני </text:p>
            <text:p>(אמצע סיון תשע"ה) </text:p>
          </table:table-cell>
          <table:table-cell table:style-name="ce9" office:value-type="string" calcext:value-type="string">
            <text:p>תחילת יוני </text:p>
            <text:p>(אמצע סיון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מצע אוגוסט </text:p>
            <text:p>(סוף אב תשע"ה) </text:p>
          </table:table-cell>
          <table:table-cell office:value-type="string" calcext:value-type="string">
            <text:p>Begin June (mid Sivan)</text:p>
          </table:table-cell>
          <table:table-cell office:value-type="string" calcext:value-type="string">
            <text:p>Begin June 8th year (mid Sivan)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id August (end Av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ליטשי, ליצ'י </text:p>
          </table:table-cell>
          <table:table-cell office:value-type="string" calcext:value-type="string">
            <text:p>Lychee</text:p>
          </table:table-cell>
          <table:table-cell table:number-columns-repeated="5"/>
          <table:table-cell table:style-name="ce9" office:value-type="string" calcext:value-type="string">
            <text:p>אמצע יוני שביעית </text:p>
            <text:p>(אמצע סיון תשע"ה) </text:p>
          </table:table-cell>
          <table:table-cell table:style-name="ce9" office:value-type="string" calcext:value-type="string">
            <text:p>אמצע יוני שמינית </text:p>
            <text:p>(תחילת סיון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מצע אוגוסט שביעית </text:p>
            <text:p>(סוף אב תשע"ה) </text:p>
          </table:table-cell>
          <table:table-cell office:value-type="string" calcext:value-type="string">
            <text:p>Begin June (mid Sivan)</text:p>
          </table:table-cell>
          <table:table-cell office:value-type="string" calcext:value-type="string">
            <text:p>Begin June 8th year (begin Sivan)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id August (end Av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לימה </text:p>
          </table:table-cell>
          <table:table-cell office:value-type="string" calcext:value-type="string">
            <text:p>Lime</text:p>
          </table:table-cell>
          <table:table-cell table:number-columns-repeated="5"/>
          <table:table-cell table:style-name="ce9" office:value-type="string" calcext:value-type="string">
            <text:p>אמצע יולי שביעית </text:p>
            <text:p>(תחילת תמוז תשע"ה) </text:p>
          </table:table-cell>
          <table:table-cell table:style-name="ce9" office:value-type="string" calcext:value-type="string">
            <text:p>אמצע יולי שמינית </text:p>
            <text:p>(תחילת תמוז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מצע אוקטובר בתחילת שמינית </text:p>
            <text:p>(סוף תשרי תשע"ו) </text:p>
          </table:table-cell>
          <table:table-cell office:value-type="string" calcext:value-type="string">
            <text:p>Begin July (begin Tammuz)</text:p>
          </table:table-cell>
          <table:table-cell office:value-type="string" calcext:value-type="string">
            <text:p>Mid July 8th year (begin Tammuz)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id October 8th year (end Tishrei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לימון </text:p>
          </table:table-cell>
          <table:table-cell office:value-type="string" calcext:value-type="string">
            <text:p>Lemon</text:p>
          </table:table-cell>
          <table:table-cell table:number-columns-repeated="5"/>
          <table:table-cell table:style-name="ce9" office:value-type="string" calcext:value-type="string">
            <text:p>תחילת מאי שביעית </text:p>
            <text:p>(אמצע אייר תשע"ה) </text:p>
          </table:table-cell>
          <table:table-cell table:style-name="ce9" office:value-type="string" calcext:value-type="string">
            <text:p>תחילת מאי שמינית </text:p>
            <text:p>(סוף ניסן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סוף יולי שמינית </text:p>
            <text:p>(תחילת תמוז תשע"ו) </text:p>
          </table:table-cell>
          <table:table-cell office:value-type="string" calcext:value-type="string">
            <text:p>Begin May (mid Iyar)</text:p>
          </table:table-cell>
          <table:table-cell office:value-type="string" calcext:value-type="string">
            <text:p>Begin May 8th year (end Nisan)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nd July 8th year (begin Tammuz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מנגו </text:p>
          </table:table-cell>
          <table:table-cell office:value-type="string" calcext:value-type="string">
            <text:p>Mango</text:p>
          </table:table-cell>
          <table:table-cell table:number-columns-repeated="5"/>
          <table:table-cell table:style-name="ce9" office:value-type="string" calcext:value-type="string">
            <text:p>אמצע יוני שביעית </text:p>
            <text:p>(אמצע סיון תשע"ה) </text:p>
          </table:table-cell>
          <table:table-cell table:style-name="ce9" office:value-type="string" calcext:value-type="string">
            <text:p>אמצע יוני שמינית </text:p>
            <text:p>(תחילת סיון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מצע ינואר שמינית </text:p>
            <text:p>(סוף טבת תשע"ו) </text:p>
          </table:table-cell>
          <table:table-cell office:value-type="string" calcext:value-type="string">
            <text:p>Mid June (mid Sivan)</text:p>
          </table:table-cell>
          <table:table-cell office:value-type="string" calcext:value-type="string">
            <text:p>Mid June 8th year (begin Sivan)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id January 8th year (end Tevet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מנדרינה </text:p>
          </table:table-cell>
          <table:table-cell office:value-type="string" calcext:value-type="string">
            <text:p>Mandarin orange</text:p>
          </table:table-cell>
          <table:table-cell table:number-columns-repeated="5"/>
          <table:table-cell table:style-name="ce9" office:value-type="string" calcext:value-type="string">
            <text:p>תחילת ספטמבר בסוף שביעית </text:p>
            <text:p>(תחילת אלול תשע"ה) </text:p>
          </table:table-cell>
          <table:table-cell table:style-name="ce9" office:value-type="string" calcext:value-type="string">
            <text:p>אמצע ספטמבר בסוף שמינית </text:p>
            <text:p>(תחילת אלול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סוף אפריל שמינית </text:p>
            <text:p>(תחילת ניסן תשע"ו) </text:p>
          </table:table-cell>
          <table:table-cell office:value-type="string" calcext:value-type="string">
            <text:p>Begin September (begin Elul)</text:p>
          </table:table-cell>
          <table:table-cell office:value-type="string" calcext:value-type="string">
            <text:p>Mid September 8th year (begin Elul)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nd April 8th year (begin Nisan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מקדמיה </text:p>
          </table:table-cell>
          <table:table-cell office:value-type="string" calcext:value-type="string">
            <text:p>Macadamia nut</text:p>
          </table:table-cell>
          <table:table-cell table:number-columns-repeated="5"/>
          <table:table-cell table:number-columns-repeated="2" table:style-name="ce9" office:value-type="string" calcext:value-type="string">
            <text:p>אין קדושה[2]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/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משמש </text:p>
          </table:table-cell>
          <table:table-cell office:value-type="string" calcext:value-type="string">
            <text:p>Apricot</text:p>
          </table:table-cell>
          <table:table-cell table:number-columns-repeated="5"/>
          <table:table-cell table:style-name="ce9" office:value-type="string" calcext:value-type="string">
            <text:p>תחילת אפריל שביעית </text:p>
            <text:p>(תחילת ניסן תשע"ה) </text:p>
          </table:table-cell>
          <table:table-cell table:style-name="ce9" office:value-type="string" calcext:value-type="string">
            <text:p>תחילת מאי שמינית </text:p>
            <text:p>(סוף ניסן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סוף אוגוסט שביעית </text:p>
            <text:p>(אמצע אב תשע"ה) </text:p>
          </table:table-cell>
          <table:table-cell table:style-name="ce10" table:number-columns-repeated="2"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nd August (mid Av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נקטרינה </text:p>
          </table:table-cell>
          <table:table-cell office:value-type="string" calcext:value-type="string">
            <text:p>Nectarine</text:p>
          </table:table-cell>
          <table:table-cell table:number-columns-repeated="5"/>
          <table:table-cell table:style-name="ce9" office:value-type="string" calcext:value-type="string">
            <text:p>תחילת פברואר שביעית </text:p>
            <text:p>(סוף שבט תשע"ה) </text:p>
          </table:table-cell>
          <table:table-cell table:style-name="ce9" office:value-type="string" calcext:value-type="string">
            <text:p>תחילת פברואר שמינית </text:p>
            <text:p>(סוף שבט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סוף נובמבר שמינית </text:p>
            <text:p>(סוף חשוון תשע"ו) </text:p>
          </table:table-cell>
          <table:table-cell table:style-name="ce10" table:number-columns-repeated="2"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nd November 8th year (end Heshvan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ענבי יין </text:p>
          </table:table-cell>
          <table:table-cell office:value-type="string" calcext:value-type="string">
            <text:p>Grapes (for wine)</text:p>
          </table:table-cell>
          <table:table-cell table:number-columns-repeated="5"/>
          <table:table-cell table:style-name="ce9" office:value-type="string" calcext:value-type="string">
            <text:p>תחילת יולי שביעית </text:p>
            <text:p>(תחילת תמוז תשע"ה) </text:p>
          </table:table-cell>
          <table:table-cell table:style-name="ce9" office:value-type="string" calcext:value-type="string">
            <text:p>תחילת יוני שמינית </text:p>
            <text:p>(סוף אייר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פסח שמינית </text:p>
          </table:table-cell>
          <table:table-cell table:style-name="ce10" table:number-columns-repeated="2"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esach 8th year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ענבי מאכל </text:p>
          </table:table-cell>
          <table:table-cell office:value-type="string" calcext:value-type="string">
            <text:p>Grapes (for eating)</text:p>
          </table:table-cell>
          <table:table-cell table:number-columns-repeated="5"/>
          <table:table-cell table:style-name="ce9" office:value-type="string" calcext:value-type="string">
            <text:p>סוף מרץ שביעית </text:p>
            <text:p>(סוף אדר תשע"ה) </text:p>
          </table:table-cell>
          <table:table-cell table:style-name="ce9" office:value-type="string" calcext:value-type="string">
            <text:p>תחילת אפריל שמינית </text:p>
            <text:p>(סוף אדר ב'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פסח שמינית </text:p>
          </table:table-cell>
          <table:table-cell table:style-name="ce10" table:number-columns-repeated="2"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esach 8th year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ערמון </text:p>
          </table:table-cell>
          <table:table-cell office:value-type="string" calcext:value-type="string">
            <text:p>Chestnut</text:p>
          </table:table-cell>
          <table:table-cell table:number-columns-repeated="5"/>
          <table:table-cell table:number-columns-repeated="2" table:style-name="ce9" office:value-type="string" calcext:value-type="string">
            <text:p>אין קדושה[2]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/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פג'ויה </text:p>
          </table:table-cell>
          <table:table-cell office:value-type="string" calcext:value-type="string">
            <text:p>Feijoa (guavasteen)</text:p>
          </table:table-cell>
          <table:table-cell table:number-columns-repeated="5"/>
          <table:table-cell table:style-name="ce9" office:value-type="string" calcext:value-type="string">
            <text:p>אמצע אוקטובר שמינית </text:p>
            <text:p>(סוף תשרי תשע"ו) </text:p>
          </table:table-cell>
          <table:table-cell table:style-name="ce9" office:value-type="string" calcext:value-type="string">
            <text:p>אמצע אוקטובר תשיעית </text:p>
            <text:p>(תחילת תשריתשע"ז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סוף פברואר שמינית </text:p>
            <text:p>(אמצע אדר א' תשע"ו) </text:p>
          </table:table-cell>
          <table:table-cell table:style-name="ce10" table:number-columns-repeated="2"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nd February 8th year (mid Adar A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פומלה ופומלית </text:p>
          </table:table-cell>
          <table:table-cell office:value-type="string" calcext:value-type="string">
            <text:p>Pomela, pomelit (sweetie)</text:p>
          </table:table-cell>
          <table:table-cell table:number-columns-repeated="5"/>
          <table:table-cell table:style-name="ce9" office:value-type="string" calcext:value-type="string">
            <text:p>תחילת ספטמבר בסוף שביעית </text:p>
            <text:p>(אמצע אלול תשע"ה) </text:p>
          </table:table-cell>
          <table:table-cell table:style-name="ce9" office:value-type="string" calcext:value-type="string">
            <text:p>אמצע נובמבר תשיעית </text:p>
            <text:p>(תחילת חשוון תשע"ז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מצע יוני שמינית </text:p>
            <text:p>(סוף סיון תשע"ו) </text:p>
          </table:table-cell>
          <table:table-cell table:style-name="ce10" table:number-columns-repeated="2"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id June 8th year (end Sivan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פטל ואסנה </text:p>
          </table:table-cell>
          <table:table-cell office:value-type="string" calcext:value-type="string">
            <text:p>Raspberry/Blackberry</text:p>
          </table:table-cell>
          <table:table-cell table:number-columns-repeated="5"/>
          <table:table-cell table:style-name="ce9" office:value-type="string" calcext:value-type="string">
            <text:p>ראה לוח ירקות </text:p>
          </table:table-cell>
          <table:table-cell table:style-name="ce9"/>
          <table:table-cell table:number-columns-repeated="2" table:style-name="ce9" office:value-type="string" calcext:value-type="string">
            <text:p>אין ספיחין </text:p>
          </table:table-cell>
          <table:table-cell table:style-name="ce9"/>
          <table:table-cell table:style-name="ce10" table:number-columns-repeated="2"/>
          <table:table-cell table:number-columns-repeated="2" office:value-type="string" calcext:value-type="string">
            <text:p>None</text:p>
          </table:table-cell>
          <table:table-cell table:style-name="ce10"/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פיטאיה </text:p>
          </table:table-cell>
          <table:table-cell office:value-type="string" calcext:value-type="string">
            <text:p>Pitaya (dragon fruit)</text:p>
          </table:table-cell>
          <table:table-cell table:number-columns-repeated="5"/>
          <table:table-cell table:style-name="ce9" office:value-type="string" calcext:value-type="string">
            <text:p>סוף דצמבר </text:p>
            <text:p>(תחילת טבת תשע"ה) </text:p>
          </table:table-cell>
          <table:table-cell table:style-name="ce9" office:value-type="string" calcext:value-type="string">
            <text:p>סוף דצמבר </text:p>
            <text:p>(תחילת טבת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מצע ספטמבר </text:p>
            <text:p>(אמצע אלול תשע"ה) </text:p>
          </table:table-cell>
          <table:table-cell table:style-name="ce10" table:number-columns-repeated="2"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id September (mid Elul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פיסטוק </text:p>
          </table:table-cell>
          <table:table-cell office:value-type="string" calcext:value-type="string">
            <text:p>Pistachio</text:p>
          </table:table-cell>
          <table:table-cell table:number-columns-repeated="5"/>
          <table:table-cell table:number-columns-repeated="2" table:style-name="ce9" office:value-type="string" calcext:value-type="string">
            <text:p>אין קדושה[2]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ין ביעור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פסיפלורה (שעונית) </text:p>
          </table:table-cell>
          <table:table-cell office:value-type="string" calcext:value-type="string">
            <text:p>Passion fruit</text:p>
          </table:table-cell>
          <table:table-cell table:number-columns-repeated="5"/>
          <table:table-cell table:style-name="ce9" office:value-type="string" calcext:value-type="string">
            <text:p>סוף אוקטובר </text:p>
            <text:p>(תחילת חשון תשע"ה) </text:p>
          </table:table-cell>
          <table:table-cell table:style-name="ce9" office:value-type="string" calcext:value-type="string">
            <text:p>אמצע דצמבר </text:p>
            <text:p>(סוף טבת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מצע דצמבר </text:p>
            <text:p>(סוף טבת תשע"ו) </text:p>
          </table:table-cell>
          <table:table-cell table:style-name="ce10" table:number-columns-repeated="2"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id December 8th year (end Kislev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צבר </text:p>
          </table:table-cell>
          <table:table-cell office:value-type="string" calcext:value-type="string">
            <text:p>Sabra</text:p>
          </table:table-cell>
          <table:table-cell table:number-columns-repeated="5"/>
          <table:table-cell table:style-name="ce9" office:value-type="string" calcext:value-type="string">
            <text:p>אמצע מאי שביעית </text:p>
            <text:p>(סוף אייר תשע"ה) </text:p>
          </table:table-cell>
          <table:table-cell table:style-name="ce9" office:value-type="string" calcext:value-type="string">
            <text:p>סוף יוני שמינית </text:p>
            <text:p>(תחילת סיון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תחילת נובמבר שמינית </text:p>
            <text:p>(סוף חשוון תשע"ו) </text:p>
          </table:table-cell>
          <table:table-cell table:style-name="ce10" table:number-columns-repeated="2"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egin November 8th year (end Heshvan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קובו </text:p>
          </table:table-cell>
          <table:table-cell office:value-type="string" calcext:value-type="string">
            <text:p>Peruvian Apple Cactus</text:p>
          </table:table-cell>
          <table:table-cell table:number-columns-repeated="5"/>
          <table:table-cell table:style-name="ce9" office:value-type="string" calcext:value-type="string">
            <text:p>סוף דצמבר </text:p>
            <text:p>(תחילת טבת תשע"ה) </text:p>
          </table:table-cell>
          <table:table-cell table:style-name="ce9" office:value-type="string" calcext:value-type="string">
            <text:p>סוף דצמבר </text:p>
            <text:p>(תחילת טבת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מצע ספטמבר </text:p>
            <text:p>(אמצע אלול תשע"ה) </text:p>
          </table:table-cell>
          <table:table-cell table:style-name="ce10" table:number-columns-repeated="2"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id September (mid Elul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קומקווט </text:p>
          </table:table-cell>
          <table:table-cell office:value-type="string" calcext:value-type="string">
            <text:p>Kumquat</text:p>
          </table:table-cell>
          <table:table-cell table:number-columns-repeated="5"/>
          <table:table-cell table:style-name="ce9" office:value-type="string" calcext:value-type="string">
            <text:p>אמצע אוקטובר בתחילת שמינית </text:p>
            <text:p>(סוף תשרי תשע"ו) </text:p>
          </table:table-cell>
          <table:table-cell table:style-name="ce9" office:value-type="string" calcext:value-type="string">
            <text:p>אמצע אוקטובר בתחילת תשיעית </text:p>
            <text:p>(תחילת תשרי תשע"ז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מצע מרץ שמינית </text:p>
            <text:p>(סוף אדר א' תשע"ו) </text:p>
          </table:table-cell>
          <table:table-cell table:style-name="ce10" table:number-columns-repeated="2"/>
          <table:table-cell table:number-columns-repeated="2" office:value-type="string" calcext:value-type="string">
            <text:p>None</text:p>
          </table:table-cell>
          <table:table-cell table:style-name="ce11" office:value-type="string" calcext:value-type="string">
            <text:p>Mid March 8th year (end Adar A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קיוי </text:p>
          </table:table-cell>
          <table:table-cell office:value-type="string" calcext:value-type="string">
            <text:p>Kiwi</text:p>
          </table:table-cell>
          <table:table-cell table:number-columns-repeated="5"/>
          <table:table-cell table:style-name="ce9" office:value-type="string" calcext:value-type="string">
            <text:p>אמצע ספטמבר בסוף שביעית </text:p>
            <text:p>(תחילת אלול תשע"ה) </text:p>
          </table:table-cell>
          <table:table-cell table:style-name="ce9" office:value-type="string" calcext:value-type="string">
            <text:p>אמצע ספטמבר בסוף שמינית </text:p>
            <text:p>(תחילת אלול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מצע מרץ שמינית </text:p>
            <text:p>(סוף אדר ב' תשע"ו) </text:p>
          </table:table-cell>
          <table:table-cell table:style-name="ce10" table:number-columns-repeated="2"/>
          <table:table-cell table:number-columns-repeated="2" office:value-type="string" calcext:value-type="string">
            <text:p>None</text:p>
          </table:table-cell>
          <table:table-cell table:style-name="ce11" office:value-type="string" calcext:value-type="string">
            <text:p>Mid March 8th year (end Adar B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קליפים (אור, אורה, נובה) </text:p>
          </table:table-cell>
          <table:table-cell office:value-type="string" calcext:value-type="string">
            <text:p>Peels?</text:p>
          </table:table-cell>
          <table:table-cell table:number-columns-repeated="5"/>
          <table:table-cell table:style-name="ce9" office:value-type="string" calcext:value-type="string">
            <text:p>תחילת ספטמבר בסוף שביעית </text:p>
            <text:p>(תחילת אלול תשע"ה) </text:p>
          </table:table-cell>
          <table:table-cell table:style-name="ce9" office:value-type="string" calcext:value-type="string">
            <text:p>תחילת ספטמבר בסוף שמינית </text:p>
            <text:p>(תחילת אלול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סוף אפריל שמינית </text:p>
            <text:p>(אמצע ניסן תשע"ו) </text:p>
          </table:table-cell>
          <table:table-cell table:style-name="ce10" table:number-columns-repeated="2"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nd April 8th year (mid Nisan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קלמנטינה </text:p>
          </table:table-cell>
          <table:table-cell office:value-type="string" calcext:value-type="string">
            <text:p>Clementine</text:p>
          </table:table-cell>
          <table:table-cell table:number-columns-repeated="5"/>
          <table:table-cell table:style-name="ce9" office:value-type="string" calcext:value-type="string">
            <text:p>תחילת ספטמבר בסוף שביעית </text:p>
            <text:p>(תחילת אלול תשע"ה) </text:p>
          </table:table-cell>
          <table:table-cell table:style-name="ce9" office:value-type="string" calcext:value-type="string">
            <text:p>תחילת ספטמבר בסוף שמינית </text:p>
            <text:p>(תחילת אלול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סוף אפריל שמינית </text:p>
            <text:p>(אמצע ניסן תשע"ו) </text:p>
          </table:table-cell>
          <table:table-cell table:style-name="ce10" table:number-columns-repeated="2"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nd April 8th year (mid Nisan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קרמבולה </text:p>
          </table:table-cell>
          <table:table-cell office:value-type="string" calcext:value-type="string">
            <text:p>Starfruit (carambola)</text:p>
          </table:table-cell>
          <table:table-cell table:number-columns-repeated="5"/>
          <table:table-cell table:style-name="ce9" office:value-type="string" calcext:value-type="string">
            <text:p>סוף ספטמבר בסוף שביעית </text:p>
            <text:p>(סוף אלול תשע"ה) </text:p>
          </table:table-cell>
          <table:table-cell table:style-name="ce9" office:value-type="string" calcext:value-type="string">
            <text:p>תחילת ספטמבר בסוף שמינית </text:p>
            <text:p>(סוף אב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מצע פברואר שמינית </text:p>
            <text:p>(תחילת אדר א' תשע"ו) </text:p>
          </table:table-cell>
          <table:table-cell table:style-name="ce10" table:number-columns-repeated="2"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id February 8th year (begin Adar A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רימון </text:p>
          </table:table-cell>
          <table:table-cell office:value-type="string" calcext:value-type="string">
            <text:p>Pomegranate</text:p>
          </table:table-cell>
          <table:table-cell table:number-columns-repeated="5"/>
          <table:table-cell table:style-name="ce9" office:value-type="string" calcext:value-type="string">
            <text:p>סוף יולי שביעית </text:p>
            <text:p>(תחילת אב תשע"ה) </text:p>
          </table:table-cell>
          <table:table-cell table:style-name="ce9" office:value-type="string" calcext:value-type="string">
            <text:p>אמצע אוגוסט שמינית </text:p>
            <text:p>(תחילת אב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מצע פברואר שמינית </text:p>
            <text:p>(תחילת אדר א' תשע"ו) </text:p>
          </table:table-cell>
          <table:table-cell table:style-name="ce10" table:number-columns-repeated="2"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id February 8th year (begin Adar A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שזיף אירופאי (מאורך) </text:p>
          </table:table-cell>
          <table:table-cell office:value-type="string" calcext:value-type="string">
            <text:p>Plum (long/European)</text:p>
          </table:table-cell>
          <table:table-cell table:number-columns-repeated="5"/>
          <table:table-cell table:style-name="ce9" office:value-type="string" calcext:value-type="string">
            <text:p>תחילת אוגוסט שביעית </text:p>
            <text:p>(אמצע אב תשע"ה) </text:p>
          </table:table-cell>
          <table:table-cell table:style-name="ce9" office:value-type="string" calcext:value-type="string">
            <text:p>סוף ספטמבר בסוף שמינית </text:p>
            <text:p>(תחילת אלול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סוף נובמבר שמינית </text:p>
            <text:p>(תחילת כסלו תשע"ו) </text:p>
          </table:table-cell>
          <table:table-cell table:style-name="ce10" table:number-columns-repeated="2"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nd November 8th year (begin Kislev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שזיף יפני (עגול) </text:p>
          </table:table-cell>
          <table:table-cell office:value-type="string" calcext:value-type="string">
            <text:p>Plum (round/Japanese)</text:p>
          </table:table-cell>
          <table:table-cell table:number-columns-repeated="5"/>
          <table:table-cell table:style-name="ce9" office:value-type="string" calcext:value-type="string">
            <text:p>תחילת מאי שביעית </text:p>
            <text:p>(תחילת אייר תשע"ה) </text:p>
          </table:table-cell>
          <table:table-cell table:style-name="ce9" office:value-type="string" calcext:value-type="string">
            <text:p>אמצע מאי שמינית </text:p>
            <text:p>(תחילת אייר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מצע דצמבר שמינית </text:p>
            <text:p>(תחילת כסלו תשע"ו) </text:p>
          </table:table-cell>
          <table:table-cell table:style-name="ce10" table:number-columns-repeated="2"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id December 8th year (begin Kislev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שסק </text:p>
          </table:table-cell>
          <table:table-cell office:value-type="string" calcext:value-type="string">
            <text:p>Loquat</text:p>
          </table:table-cell>
          <table:table-cell table:number-columns-repeated="5"/>
          <table:table-cell table:style-name="ce9" office:value-type="string" calcext:value-type="string">
            <text:p>תחילת פברואר שביעית </text:p>
            <text:p>(תחילת שבט תשע"ה) </text:p>
          </table:table-cell>
          <table:table-cell table:style-name="ce9" office:value-type="string" calcext:value-type="string">
            <text:p>תחילת מרץ שמינית </text:p>
            <text:p>(תחילת אדר א'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מצע מאי שביעית </text:p>
            <text:p>(תחילת סיון תשע"ה) </text:p>
          </table:table-cell>
          <table:table-cell table:style-name="ce10" table:number-columns-repeated="2"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id May (begin Sivan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שקד יבש </text:p>
          </table:table-cell>
          <table:table-cell office:value-type="string" calcext:value-type="string">
            <text:p>Almond (dry)</text:p>
          </table:table-cell>
          <table:table-cell table:number-columns-repeated="5"/>
          <table:table-cell table:style-name="ce9" office:value-type="string" calcext:value-type="string">
            <text:p>תחילת ספטמבר בסוף שביעית </text:p>
            <text:p>(תחילת אלול תשע"ה) </text:p>
          </table:table-cell>
          <table:table-cell table:style-name="ce9" office:value-type="string" calcext:value-type="string">
            <text:p>אמצע ספטמבר בסוף שמינית </text:p>
            <text:p>(סוף אב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סוף ינואר שמינית </text:p>
            <text:p>(אמצע שבט תשע"ו) </text:p>
          </table:table-cell>
          <table:table-cell table:style-name="ce10" table:number-columns-repeated="2"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nd January 8th year (mid Shvat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שקד ירוק </text:p>
          </table:table-cell>
          <table:table-cell office:value-type="string" calcext:value-type="string">
            <text:p>Almond (green)</text:p>
          </table:table-cell>
          <table:table-cell table:number-columns-repeated="5"/>
          <table:table-cell table:style-name="ce9" office:value-type="string" calcext:value-type="string">
            <text:p>תחילת מאי שביעית </text:p>
            <text:p>(אמצע אייר תשע"ה) </text:p>
          </table:table-cell>
          <table:table-cell table:style-name="ce9" office:value-type="string" calcext:value-type="string">
            <text:p>סוף מאי שמינית </text:p>
            <text:p>(תחילת אייר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סוף ינואר שמינית </text:p>
            <text:p>(אמצע שבט תשע"ו) </text:p>
          </table:table-cell>
          <table:table-cell table:style-name="ce10" table:number-columns-repeated="2"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nd January 8th year (mid Shvat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תאנה </text:p>
          </table:table-cell>
          <table:table-cell office:value-type="string" calcext:value-type="string">
            <text:p>Fig</text:p>
          </table:table-cell>
          <table:table-cell table:number-columns-repeated="5"/>
          <table:table-cell table:style-name="ce9" office:value-type="string" calcext:value-type="string">
            <text:p>סוף אפריל שביעית </text:p>
            <text:p>(תחילת אייר תשע"ה) </text:p>
          </table:table-cell>
          <table:table-cell table:style-name="ce9" office:value-type="string" calcext:value-type="string">
            <text:p>סוף מאי שמינית </text:p>
            <text:p>(תחילת אייר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חנוכה שמינית </text:p>
          </table:table-cell>
          <table:table-cell table:style-name="ce10" table:number-columns-repeated="2"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anukah 8th year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תות עץ </text:p>
          </table:table-cell>
          <table:table-cell office:value-type="string" calcext:value-type="string">
            <text:p>Mulberry</text:p>
          </table:table-cell>
          <table:table-cell table:number-columns-repeated="5"/>
          <table:table-cell table:style-name="ce9" office:value-type="string" calcext:value-type="string">
            <text:p>תחילת מאי שביעית </text:p>
            <text:p>(תחילת אייר תשע"ה) </text:p>
          </table:table-cell>
          <table:table-cell table:style-name="ce9" office:value-type="string" calcext:value-type="string">
            <text:p>תחילת מאי שמינית </text:p>
            <text:p>(סוף ניסן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סוף ספטמבר בתחילת שמינית </text:p>
            <text:p>(תחילת תשרי תשע"ו) </text:p>
          </table:table-cell>
          <table:table-cell table:style-name="ce10" table:number-columns-repeated="2"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nd September (begin Tishrei 8th year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תמר </text:p>
          </table:table-cell>
          <table:table-cell office:value-type="string" calcext:value-type="string">
            <text:p>Date</text:p>
          </table:table-cell>
          <table:table-cell table:number-columns-repeated="5"/>
          <table:table-cell table:style-name="ce9" office:value-type="string" calcext:value-type="string">
            <text:p>תחילת אוגוסט שביעית </text:p>
            <text:p>(אמצע אב תשע"ה) </text:p>
          </table:table-cell>
          <table:table-cell table:style-name="ce9" office:value-type="string" calcext:value-type="string">
            <text:p>סוף ספטמבר בסוף שמינית </text:p>
            <text:p>(תחילת תשרי תשע"ז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פורים שמינית </text:p>
          </table:table-cell>
          <table:table-cell table:style-name="ce10" table:number-columns-repeated="2"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urim 8th year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תפוז </text:p>
          </table:table-cell>
          <table:table-cell office:value-type="string" calcext:value-type="string">
            <text:p>Orange</text:p>
          </table:table-cell>
          <table:table-cell table:number-columns-repeated="5"/>
          <table:table-cell table:style-name="ce9" office:value-type="string" calcext:value-type="string">
            <text:p>אמצע ספטמבר שביעית </text:p>
            <text:p>(סוף אלול תשע"ה) </text:p>
          </table:table-cell>
          <table:table-cell table:style-name="ce9" office:value-type="string" calcext:value-type="string">
            <text:p>סוף נובמבר תשיעית </text:p>
            <text:p>(סוף חשון תשע"ז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סוף יולי שמינית </text:p>
            <text:p>(תחילת תמוז תשע"ו) </text:p>
          </table:table-cell>
          <table:table-cell table:style-name="ce10" table:number-columns-repeated="2"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nd July 8th year (begin Tammuz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תפוז סיני </text:p>
          </table:table-cell>
          <table:table-cell office:value-type="string" calcext:value-type="string">
            <text:p>Kumquat</text:p>
          </table:table-cell>
          <table:table-cell table:number-columns-repeated="5"/>
          <table:table-cell table:style-name="ce9" office:value-type="string" calcext:value-type="string">
            <text:p>אמצע ספטמבר שביעית </text:p>
            <text:p>(סוף אלול תשע"ה) </text:p>
          </table:table-cell>
          <table:table-cell table:style-name="ce9" office:value-type="string" calcext:value-type="string">
            <text:p>אמצע אוקטובר תשיעית </text:p>
            <text:p>(תחילת תשרי תשע"ז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מצע מרץ שמינית </text:p>
            <text:p>(סוף אדר א' תשע"ו) </text:p>
          </table:table-cell>
          <table:table-cell table:style-name="ce10" table:number-columns-repeated="2"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id March 8th year (end Adar A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תפוח </text:p>
          </table:table-cell>
          <table:table-cell office:value-type="string" calcext:value-type="string">
            <text:p>Apple</text:p>
          </table:table-cell>
          <table:table-cell table:number-columns-repeated="5"/>
          <table:table-cell table:style-name="ce9" office:value-type="string" calcext:value-type="string">
            <text:p>אמצע מאי שביעית </text:p>
            <text:p>(סוף אייר תשע"ה) </text:p>
          </table:table-cell>
          <table:table-cell table:style-name="ce9" office:value-type="string" calcext:value-type="string">
            <text:p>סוף יוני שמינית </text:p>
            <text:p>(תחילת סיון תשע"ו) </text:p>
          </table:table-cell>
          <table:table-cell table:number-columns-repeated="2" table:style-name="ce9" office:value-type="string" calcext:value-type="string">
            <text:p>אין ספיחין </text:p>
          </table:table-cell>
          <table:table-cell table:style-name="ce9" office:value-type="string" calcext:value-type="string">
            <text:p>אמצע ינואר שמינית </text:p>
            <text:p>(סוף טבת תשע"ו) </text:p>
          </table:table-cell>
          <table:table-cell table:style-name="ce10" table:number-columns-repeated="2"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id January 8th year (end Tevet)</text:p>
          </table:table-cell>
          <table:table-cell office:value-type="string" calcext:value-type="string">
            <text:p>fruit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אורגנו (איזובית פשוטה) </text:p>
          </table:table-cell>
          <table:table-cell office:value-type="string" calcext:value-type="string">
            <text:p>Oregano</text:p>
          </table:table-cell>
          <table:table-cell table:number-columns-repeated="5"/>
          <table:table-cell table:style-name="ce9" office:value-type="string" calcext:value-type="string">
            <text:p>ג' תשרי </text:p>
          </table:table-cell>
          <table:table-cell table:style-name="ce9" office:value-type="string" calcext:value-type="string">
            <text:p>סוף כסלו שמינית </text:p>
          </table:table-cell>
          <table:table-cell table:number-columns-repeated="2" table:style-name="ce9" office:value-type="string" calcext:value-type="string">
            <text:p>אין ספיחין [2] </text:p>
          </table:table-cell>
          <table:table-cell table:style-name="ce9" office:value-type="string" calcext:value-type="string">
            <text:p>אין ביעור [3]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End Kislev 8th year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איזוב מצוי (זעתר) (טרי) </text:p>
          </table:table-cell>
          <table:table-cell office:value-type="string" calcext:value-type="string">
            <text:p>Zaatar (fresh)</text:p>
          </table:table-cell>
          <table:table-cell table:number-columns-repeated="5"/>
          <table:table-cell table:style-name="ce9" office:value-type="string" calcext:value-type="string">
            <text:p>ג' תשרי </text:p>
          </table:table-cell>
          <table:table-cell table:style-name="ce9" office:value-type="string" calcext:value-type="string">
            <text:p>סוף כסלו שמינית </text:p>
          </table:table-cell>
          <table:table-cell table:number-columns-repeated="2" table:style-name="ce9" office:value-type="string" calcext:value-type="string">
            <text:p>אין ספיחין [2] </text:p>
          </table:table-cell>
          <table:table-cell table:style-name="ce9" office:value-type="string" calcext:value-type="string">
            <text:p>אין ביעור [3]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End Kislev 8th year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איזוב תרבותי (מיורן) </text:p>
          </table:table-cell>
          <table:table-cell office:value-type="string" calcext:value-type="string">
            <text:p>Marjoram</text:p>
          </table:table-cell>
          <table:table-cell table:number-columns-repeated="5"/>
          <table:table-cell table:style-name="ce9" office:value-type="string" calcext:value-type="string">
            <text:p>ג' תשרי </text:p>
          </table:table-cell>
          <table:table-cell table:style-name="ce9" office:value-type="string" calcext:value-type="string">
            <text:p>סוף כסלו שמינית </text:p>
          </table:table-cell>
          <table:table-cell table:number-columns-repeated="2" table:style-name="ce9" office:value-type="string" calcext:value-type="string">
            <text:p>אין ספיחין [2] </text:p>
          </table:table-cell>
          <table:table-cell table:style-name="ce9" office:value-type="string" calcext:value-type="string">
            <text:p>אין ביעור [3]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End Kislev 8th year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אניס (כמנון) (זרעים) </text:p>
          </table:table-cell>
          <table:table-cell office:value-type="string" calcext:value-type="string">
            <text:p>Anise</text:p>
          </table:table-cell>
          <table:table-cell table:number-columns-repeated="5"/>
          <table:table-cell table:number-columns-repeated="2" table:style-name="ce9" office:value-type="string" calcext:value-type="string">
            <text:p>אין קדושה [4] </text:p>
          </table:table-cell>
          <table:table-cell table:number-columns-repeated="2" table:style-name="ce9" office:value-type="string" calcext:value-type="string">
            <text:p>אין ספיחין [4] </text:p>
          </table:table-cell>
          <table:table-cell table:style-name="ce9" office:value-type="string" calcext:value-type="string">
            <text:p>אין ביעור [4]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בזיל (ריחן) </text:p>
          </table:table-cell>
          <table:table-cell office:value-type="string" calcext:value-type="string">
            <text:p>Basil</text:p>
          </table:table-cell>
          <table:table-cell table:number-columns-repeated="5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ג תשרי שמינית </text:p>
          </table:table-cell>
          <table:table-cell table:style-name="ce9" office:value-type="string" calcext:value-type="string">
            <text:p>תחילת טבת תשע"ה </text:p>
          </table:table-cell>
          <table:table-cell table:style-name="ce9" office:value-type="string" calcext:value-type="string">
            <text:p>כסלו תשע"ו </text:p>
          </table:table-cell>
          <table:table-cell table:style-name="ce9" office:value-type="string" calcext:value-type="string">
            <text:p>אין ביעור [3]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3 Tishrei 8th year</text:p>
          </table:table-cell>
          <table:table-cell office:value-type="string" calcext:value-type="string">
            <text:p>Begin Tevet</text:p>
          </table:table-cell>
          <table:table-cell office:value-type="string" calcext:value-type="string">
            <text:p>Kislev 8th ye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בן איזוב רפואי </text:p>
          </table:table-cell>
          <table:table-cell office:value-type="string" calcext:value-type="string">
            <text:p>Herb hyssop (ben-ezov)</text:p>
          </table:table-cell>
          <table:table-cell table:number-columns-repeated="5"/>
          <table:table-cell table:number-columns-repeated="2" table:style-name="ce9" office:value-type="string" calcext:value-type="string">
            <text:p>ג' תשרי </text:p>
          </table:table-cell>
          <table:table-cell table:number-columns-repeated="2" table:style-name="ce9" office:value-type="string" calcext:value-type="string">
            <text:p>אין ספיחין [2] </text:p>
          </table:table-cell>
          <table:table-cell table:style-name="ce9" office:value-type="string" calcext:value-type="string">
            <text:p>אין ביעור [3]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3 Tishrei 8th year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גרגיר הנחלים </text:p>
          </table:table-cell>
          <table:table-cell office:value-type="string" calcext:value-type="string">
            <text:p>Watercress</text:p>
          </table:table-cell>
          <table:table-cell table:number-columns-repeated="5"/>
          <table:table-cell table:number-columns-repeated="2" table:style-name="ce9" office:value-type="string" calcext:value-type="string">
            <text:p>ג' תשרי </text:p>
          </table:table-cell>
          <table:table-cell table:number-columns-repeated="2" table:style-name="ce9" office:value-type="string" calcext:value-type="string">
            <text:p>אין ספיחין [2] </text:p>
          </table:table-cell>
          <table:table-cell table:style-name="ce9" office:value-type="string" calcext:value-type="string">
            <text:p>אין ביעור [3]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3 Tishrei 8th year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דפנה (ער אציל) </text:p>
          </table:table-cell>
          <table:table-cell office:value-type="string" calcext:value-type="string">
            <text:p>Laurel</text:p>
          </table:table-cell>
          <table:table-cell table:number-columns-repeated="5"/>
          <table:table-cell table:style-name="ce9" office:value-type="string" calcext:value-type="string">
            <text:p>אמצע אפריל שביעית </text:p>
            <text:p>(תחילת ניסן תשע"ה) </text:p>
          </table:table-cell>
          <table:table-cell table:style-name="ce9" office:value-type="string" calcext:value-type="string">
            <text:p>אמצע אפריל שביעית </text:p>
            <text:p>(תחילת ניסן תשע"ה) </text:p>
          </table:table-cell>
          <table:table-cell table:number-columns-repeated="2" table:style-name="ce9" office:value-type="string" calcext:value-type="string">
            <text:p>אין ספיחין [2] </text:p>
          </table:table-cell>
          <table:table-cell table:style-name="ce9" office:value-type="string" calcext:value-type="string">
            <text:p>אין ביעור [3] </text:p>
          </table:table-cell>
          <table:table-cell office:value-type="string" calcext:value-type="string">
            <text:p>Mid April (begin Nisan)</text:p>
          </table:table-cell>
          <table:table-cell office:value-type="string" calcext:value-type="string">
            <text:p>Mid April 8th year (begin Nisan)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הל </text:p>
          </table:table-cell>
          <table:table-cell office:value-type="string" calcext:value-type="string">
            <text:p>Cardamom</text:p>
          </table:table-cell>
          <table:table-cell table:number-columns-repeated="5"/>
          <table:table-cell table:number-columns-repeated="2" table:style-name="ce9" office:value-type="string" calcext:value-type="string">
            <text:p>אין קדושה [3] </text:p>
          </table:table-cell>
          <table:table-cell table:number-columns-repeated="2" table:style-name="ce9" office:value-type="string" calcext:value-type="string">
            <text:p>אין ספיחין [4] </text:p>
          </table:table-cell>
          <table:table-cell table:style-name="ce9" office:value-type="string" calcext:value-type="string">
            <text:p>אין ביעור [4]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זוטה לבנה </text:p>
          </table:table-cell>
          <table:table-cell office:value-type="string" calcext:value-type="string">
            <text:p>Micromeria (zuta levana)</text:p>
          </table:table-cell>
          <table:table-cell table:number-columns-repeated="5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אמצע חשון תשע"ו </text:p>
          </table:table-cell>
          <table:table-cell table:number-columns-repeated="2" table:style-name="ce9" office:value-type="string" calcext:value-type="string">
            <text:p>אין ספיחין [2] </text:p>
          </table:table-cell>
          <table:table-cell table:style-name="ce9" office:value-type="string" calcext:value-type="string">
            <text:p>אין ביעור [3]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Mid Heshvan 8th year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זנגויל (גינגר) </text:p>
          </table:table-cell>
          <table:table-cell office:value-type="string" calcext:value-type="string">
            <text:p>Ginger (?)</text:p>
          </table:table-cell>
          <table:table-cell table:number-columns-repeated="5"/>
          <table:table-cell table:number-columns-repeated="2" table:style-name="ce9" office:value-type="string" calcext:value-type="string">
            <text:p>אין קדושה [4] </text:p>
          </table:table-cell>
          <table:table-cell table:number-columns-repeated="2" table:style-name="ce9" office:value-type="string" calcext:value-type="string">
            <text:p>אין ספיחין [4] </text:p>
          </table:table-cell>
          <table:table-cell table:style-name="ce9" office:value-type="string" calcext:value-type="string">
            <text:p>אין ביעור [4]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זעפרן </text:p>
          </table:table-cell>
          <table:table-cell office:value-type="string" calcext:value-type="string">
            <text:p>Saffron</text:p>
          </table:table-cell>
          <table:table-cell table:number-columns-repeated="5"/>
          <table:table-cell table:number-columns-repeated="2" table:style-name="ce9" office:value-type="string" calcext:value-type="string">
            <text:p>אין קדושה [4] </text:p>
          </table:table-cell>
          <table:table-cell table:number-columns-repeated="2" table:style-name="ce9" office:value-type="string" calcext:value-type="string">
            <text:p>אין ספיחין [4] </text:p>
          </table:table-cell>
          <table:table-cell table:style-name="ce9" office:value-type="string" calcext:value-type="string">
            <text:p>אין ביעור [4]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זעתר (תערובת) </text:p>
          </table:table-cell>
          <table:table-cell office:value-type="string" calcext:value-type="string">
            <text:p>Zaatar (mixture)</text:p>
          </table:table-cell>
          <table:table-cell table:number-columns-repeated="5"/>
          <table:table-cell table:number-columns-repeated="2" table:style-name="ce9" office:value-type="string" calcext:value-type="string">
            <text:p>אין קדושה 4 </text:p>
          </table:table-cell>
          <table:table-cell table:number-columns-repeated="2" table:style-name="ce9" office:value-type="string" calcext:value-type="string">
            <text:p>אין ספיחין [4] </text:p>
          </table:table-cell>
          <table:table-cell table:style-name="ce9" office:value-type="string" calcext:value-type="string">
            <text:p>אין ביעור [4]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חוויג' מרק </text:p>
          </table:table-cell>
          <table:table-cell office:value-type="string" calcext:value-type="string">
            <text:p>Hawaij (for soup)</text:p>
          </table:table-cell>
          <table:table-cell table:number-columns-repeated="5"/>
          <table:table-cell table:number-columns-repeated="2" table:style-name="ce9" office:value-type="string" calcext:value-type="string">
            <text:p>אין קדושה [4] </text:p>
          </table:table-cell>
          <table:table-cell table:number-columns-repeated="2" table:style-name="ce9" office:value-type="string" calcext:value-type="string">
            <text:p>אין ספיחין [4] </text:p>
          </table:table-cell>
          <table:table-cell table:style-name="ce9" office:value-type="string" calcext:value-type="string">
            <text:p>אין ביעור [4]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חוויג' קפה </text:p>
          </table:table-cell>
          <table:table-cell office:value-type="string" calcext:value-type="string">
            <text:p>Hawaij (for coffee)</text:p>
          </table:table-cell>
          <table:table-cell table:number-columns-repeated="5"/>
          <table:table-cell table:number-columns-repeated="2" table:style-name="ce9" office:value-type="string" calcext:value-type="string">
            <text:p>אין קדושה [4] </text:p>
          </table:table-cell>
          <table:table-cell table:number-columns-repeated="2" table:style-name="ce9" office:value-type="string" calcext:value-type="string">
            <text:p>אין ספיחין [4] </text:p>
          </table:table-cell>
          <table:table-cell table:style-name="ce9" office:value-type="string" calcext:value-type="string">
            <text:p>אין ביעור [4]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חילבה (פנוגריק) </text:p>
          </table:table-cell>
          <table:table-cell office:value-type="string" calcext:value-type="string">
            <text:p>Fenugreek</text:p>
          </table:table-cell>
          <table:table-cell table:number-columns-repeated="5"/>
          <table:table-cell table:number-columns-repeated="2" table:style-name="ce9" office:value-type="string" calcext:value-type="string">
            <text:p>אין קדושה [4] </text:p>
          </table:table-cell>
          <table:table-cell table:number-columns-repeated="2" table:style-name="ce9" office:value-type="string" calcext:value-type="string">
            <text:p>אין ספיחין [4] </text:p>
          </table:table-cell>
          <table:table-cell table:style-name="ce9" office:value-type="string" calcext:value-type="string">
            <text:p>אין ביעור [4]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חרדל </text:p>
          </table:table-cell>
          <table:table-cell office:value-type="string" calcext:value-type="string">
            <text:p>Mustard</text:p>
          </table:table-cell>
          <table:table-cell table:number-columns-repeated="5"/>
          <table:table-cell table:number-columns-repeated="2" table:style-name="ce9" office:value-type="string" calcext:value-type="string">
            <text:p>אין קדושה [4] </text:p>
          </table:table-cell>
          <table:table-cell table:number-columns-repeated="2" table:style-name="ce9" office:value-type="string" calcext:value-type="string">
            <text:p>אין ספיחין [4] </text:p>
          </table:table-cell>
          <table:table-cell table:style-name="ce9" office:value-type="string" calcext:value-type="string">
            <text:p>אין ביעור [4]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טרגון (לענה) </text:p>
          </table:table-cell>
          <table:table-cell office:value-type="string" calcext:value-type="string">
            <text:p>Tarragon</text:p>
          </table:table-cell>
          <table:table-cell table:number-columns-repeated="5"/>
          <table:table-cell table:style-name="ce9" office:value-type="string" calcext:value-type="string">
            <text:p>ג' תשרי </text:p>
          </table:table-cell>
          <table:table-cell table:style-name="ce9" office:value-type="string" calcext:value-type="string">
            <text:p>שבט שמינית </text:p>
          </table:table-cell>
          <table:table-cell table:number-columns-repeated="2" table:style-name="ce9" office:value-type="string" calcext:value-type="string">
            <text:p>אין ספיחין [2] </text:p>
          </table:table-cell>
          <table:table-cell table:style-name="ce9" office:value-type="string" calcext:value-type="string">
            <text:p>אין ביעור [3] </text:p>
          </table:table-cell>
          <table:table-cell office:value-type="string" calcext:value-type="string">
            <text:p>3 Tishrei</text:p>
          </table:table-cell>
          <table:table-cell/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כמון </text:p>
          </table:table-cell>
          <table:table-cell office:value-type="string" calcext:value-type="string">
            <text:p>Cumin</text:p>
          </table:table-cell>
          <table:table-cell table:number-columns-repeated="5"/>
          <table:table-cell table:number-columns-repeated="2" table:style-name="ce9" office:value-type="string" calcext:value-type="string">
            <text:p>אין קדושה [4] </text:p>
          </table:table-cell>
          <table:table-cell table:number-columns-repeated="2" table:style-name="ce9" office:value-type="string" calcext:value-type="string">
            <text:p>אין ספיחין [4] </text:p>
          </table:table-cell>
          <table:table-cell table:style-name="ce9" office:value-type="string" calcext:value-type="string">
            <text:p>אין ביעור [4]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כרכום </text:p>
          </table:table-cell>
          <table:table-cell office:value-type="string" calcext:value-type="string">
            <text:p>Turmeric</text:p>
          </table:table-cell>
          <table:table-cell table:number-columns-repeated="5"/>
          <table:table-cell table:number-columns-repeated="2" table:style-name="ce9" office:value-type="string" calcext:value-type="string">
            <text:p>אין קדושה [4] </text:p>
          </table:table-cell>
          <table:table-cell table:number-columns-repeated="2" table:style-name="ce9" office:value-type="string" calcext:value-type="string">
            <text:p>אין ספיחין [4] </text:p>
          </table:table-cell>
          <table:table-cell table:style-name="ce9" office:value-type="string" calcext:value-type="string">
            <text:p>אין ביעור [4]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לואיזה (ליפיה לימונית) </text:p>
          </table:table-cell>
          <table:table-cell office:value-type="string" calcext:value-type="string">
            <text:p>Lemon verbena (Aloysia)</text:p>
          </table:table-cell>
          <table:table-cell table:number-columns-repeated="5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כסלו שמינית </text:p>
          </table:table-cell>
          <table:table-cell table:number-columns-repeated="2" table:style-name="ce9" office:value-type="string" calcext:value-type="string">
            <text:p>אין ספיחין [2] </text:p>
          </table:table-cell>
          <table:table-cell table:style-name="ce9" office:value-type="string" calcext:value-type="string">
            <text:p>אין ביעור [3]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Kislev 8th year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לימונית – עשב לימון </text:p>
          </table:table-cell>
          <table:table-cell office:value-type="string" calcext:value-type="string">
            <text:p>Lemongrass</text:p>
          </table:table-cell>
          <table:table-cell table:number-columns-repeated="5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כסלו שמינית </text:p>
          </table:table-cell>
          <table:table-cell table:number-columns-repeated="2" table:style-name="ce9" office:value-type="string" calcext:value-type="string">
            <text:p>אין ספיחין [2] </text:p>
          </table:table-cell>
          <table:table-cell table:style-name="ce9" office:value-type="string" calcext:value-type="string">
            <text:p>אין ביעור [3]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Kislev 8th year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לענה אבסינט </text:p>
          </table:table-cell>
          <table:table-cell office:value-type="string" calcext:value-type="string">
            <text:p>Absinthe</text:p>
          </table:table-cell>
          <table:table-cell table:number-columns-repeated="5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כסלו שמינית </text:p>
          </table:table-cell>
          <table:table-cell table:number-columns-repeated="2" table:style-name="ce9" office:value-type="string" calcext:value-type="string">
            <text:p>אין ספיחין [2] </text:p>
          </table:table-cell>
          <table:table-cell table:style-name="ce9" office:value-type="string" calcext:value-type="string">
            <text:p>אין ביעור [3]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Kislev 8th year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לענה שיחנית – שיבה </text:p>
          </table:table-cell>
          <table:table-cell office:value-type="string" calcext:value-type="string">
            <text:p>Tree wormwood</text:p>
          </table:table-cell>
          <table:table-cell table:number-columns-repeated="5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כסלו שמינית </text:p>
          </table:table-cell>
          <table:table-cell table:number-columns-repeated="2" table:style-name="ce9" office:value-type="string" calcext:value-type="string">
            <text:p>אין ספיחין [2] </text:p>
          </table:table-cell>
          <table:table-cell table:style-name="ce9" office:value-type="string" calcext:value-type="string">
            <text:p>אין ביעור [3]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Kislev 8th year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מליסה רפואית </text:p>
          </table:table-cell>
          <table:table-cell office:value-type="string" calcext:value-type="string">
            <text:p>Melissa (lemon balm)</text:p>
          </table:table-cell>
          <table:table-cell table:number-columns-repeated="5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כסלו שמינית </text:p>
          </table:table-cell>
          <table:table-cell table:number-columns-repeated="2" table:style-name="ce9" office:value-type="string" calcext:value-type="string">
            <text:p>אין ספיחין [2] </text:p>
          </table:table-cell>
          <table:table-cell table:style-name="ce9" office:value-type="string" calcext:value-type="string">
            <text:p>אין ביעור [3]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Kislev 8th year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מנטה – נענע ופפרמינט </text:p>
          </table:table-cell>
          <table:table-cell office:value-type="string" calcext:value-type="string">
            <text:p>Mint and peppermint</text:p>
          </table:table-cell>
          <table:table-cell table:number-columns-repeated="5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כסלו שמינית </text:p>
          </table:table-cell>
          <table:table-cell table:number-columns-repeated="2" table:style-name="ce9" office:value-type="string" calcext:value-type="string">
            <text:p>אין ספיחין [2] </text:p>
          </table:table-cell>
          <table:table-cell table:style-name="ce9" office:value-type="string" calcext:value-type="string">
            <text:p>אין ביעור [3]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Kislev 8th year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מרוה רפואית </text:p>
          </table:table-cell>
          <table:table-cell office:value-type="string" calcext:value-type="string">
            <text:p>Sage</text:p>
          </table:table-cell>
          <table:table-cell table:number-columns-repeated="5"/>
          <table:table-cell table:style-name="ce9" office:value-type="string" calcext:value-type="string">
            <text:p>ג' תשרי </text:p>
          </table:table-cell>
          <table:table-cell table:style-name="ce9" office:value-type="string" calcext:value-type="string">
            <text:p>כסלו שמינית </text:p>
          </table:table-cell>
          <table:table-cell table:number-columns-repeated="2" table:style-name="ce9" office:value-type="string" calcext:value-type="string">
            <text:p>אין ספיחין [2] </text:p>
          </table:table-cell>
          <table:table-cell table:style-name="ce9" office:value-type="string" calcext:value-type="string">
            <text:p>אין ביעור [3]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Kislev 8th year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עירית </text:p>
          </table:table-cell>
          <table:table-cell office:value-type="string" calcext:value-type="string">
            <text:p>Chives</text:p>
          </table:table-cell>
          <table:table-cell table:number-columns-repeated="5"/>
          <table:table-cell table:style-name="ce9" office:value-type="string" calcext:value-type="string">
            <text:p>ג תשרי </text:p>
          </table:table-cell>
          <table:table-cell table:style-name="ce9" office:value-type="string" calcext:value-type="string">
            <text:p>כסלו שמינית </text:p>
          </table:table-cell>
          <table:table-cell table:number-columns-repeated="2" table:style-name="ce9" office:value-type="string" calcext:value-type="string">
            <text:p>אין ספיחין [2] </text:p>
          </table:table-cell>
          <table:table-cell table:style-name="ce9" office:value-type="string" calcext:value-type="string">
            <text:p>אין ביעור [3]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Kislev 8th year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פלפל שחור </text:p>
          </table:table-cell>
          <table:table-cell office:value-type="string" calcext:value-type="string">
            <text:p>Black pepper</text:p>
          </table:table-cell>
          <table:table-cell table:number-columns-repeated="5"/>
          <table:table-cell table:number-columns-repeated="2" table:style-name="ce9" office:value-type="string" calcext:value-type="string">
            <text:p>אין קדושה [4] </text:p>
          </table:table-cell>
          <table:table-cell table:number-columns-repeated="2" table:style-name="ce9" office:value-type="string" calcext:value-type="string">
            <text:p>אין ספיחין [4] </text:p>
          </table:table-cell>
          <table:table-cell table:style-name="ce9" office:value-type="string" calcext:value-type="string">
            <text:p>אין ביעור [4]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פרג </text:p>
          </table:table-cell>
          <table:table-cell office:value-type="string" calcext:value-type="string">
            <text:p>Poppy</text:p>
          </table:table-cell>
          <table:table-cell table:number-columns-repeated="5"/>
          <table:table-cell table:number-columns-repeated="2" table:style-name="ce9" office:value-type="string" calcext:value-type="string">
            <text:p>אין קדושה [4] </text:p>
          </table:table-cell>
          <table:table-cell table:number-columns-repeated="2" table:style-name="ce9" office:value-type="string" calcext:value-type="string">
            <text:p>אין ספיחין [4] </text:p>
          </table:table-cell>
          <table:table-cell table:style-name="ce9" office:value-type="string" calcext:value-type="string">
            <text:p>אין ביעור [4]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ציפורן </text:p>
          </table:table-cell>
          <table:table-cell office:value-type="string" calcext:value-type="string">
            <text:p>Clove</text:p>
          </table:table-cell>
          <table:table-cell table:number-columns-repeated="5"/>
          <table:table-cell table:number-columns-repeated="2" table:style-name="ce9" office:value-type="string" calcext:value-type="string">
            <text:p>אין קדושה [4] </text:p>
          </table:table-cell>
          <table:table-cell table:number-columns-repeated="2" table:style-name="ce9" office:value-type="string" calcext:value-type="string">
            <text:p>אין ספיחין [4] </text:p>
          </table:table-cell>
          <table:table-cell table:style-name="ce9" office:value-type="string" calcext:value-type="string">
            <text:p>אין ביעור [4]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צלף </text:p>
          </table:table-cell>
          <table:table-cell office:value-type="string" calcext:value-type="string">
            <text:p>Caper</text:p>
          </table:table-cell>
          <table:table-cell table:number-columns-repeated="5"/>
          <table:table-cell table:style-name="ce9" office:value-type="string" calcext:value-type="string">
            <text:p>סוף מאי שביעית (תחילת סיוון תשע"ה) </text:p>
          </table:table-cell>
          <table:table-cell table:style-name="ce9" office:value-type="string" calcext:value-type="string">
            <text:p>סוף מאי שמינית (תחילת סיון תשע"ו) </text:p>
          </table:table-cell>
          <table:table-cell table:number-columns-repeated="2" table:style-name="ce9" office:value-type="string" calcext:value-type="string">
            <text:p>אין ספיחין [2] </text:p>
          </table:table-cell>
          <table:table-cell table:style-name="ce9" office:value-type="string" calcext:value-type="string">
            <text:p>אמצע נובמבר שמינית </text:p>
            <text:p>(כסלו שמינית) </text:p>
          </table:table-cell>
          <table:table-cell office:value-type="string" calcext:value-type="string">
            <text:p>End May (begin Sivan)</text:p>
          </table:table-cell>
          <table:table-cell office:value-type="string" calcext:value-type="string">
            <text:p>End May 8th year (begin Sivan)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id November 8th year (Kislev)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קורנית – זעתר פרסי </text:p>
          </table:table-cell>
          <table:table-cell office:value-type="string" calcext:value-type="string">
            <text:p>Thyme</text:p>
          </table:table-cell>
          <table:table-cell table:number-columns-repeated="5"/>
          <table:table-cell table:style-name="ce9" office:value-type="string" calcext:value-type="string">
            <text:p>ג' תשרי </text:p>
          </table:table-cell>
          <table:table-cell table:style-name="ce9" office:value-type="string" calcext:value-type="string">
            <text:p>כסלו שמינית </text:p>
          </table:table-cell>
          <table:table-cell table:number-columns-repeated="2" table:style-name="ce9" office:value-type="string" calcext:value-type="string">
            <text:p>אין ספיחין [2] </text:p>
          </table:table-cell>
          <table:table-cell table:style-name="ce9" office:value-type="string" calcext:value-type="string">
            <text:p>אין ביעור [3] </text:p>
          </table:table-cell>
          <table:table-cell office:value-type="string" calcext:value-type="string">
            <text:p>3 Tishrei</text:p>
          </table:table-cell>
          <table:table-cell office:value-type="string" calcext:value-type="string">
            <text:p>Kislev 8th year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קימל – קרויה(טרי) </text:p>
          </table:table-cell>
          <table:table-cell office:value-type="string" calcext:value-type="string">
            <text:p>Caraway (fresh)</text:p>
          </table:table-cell>
          <table:table-cell table:number-columns-repeated="5"/>
          <table:table-cell table:style-name="ce9" office:value-type="string" calcext:value-type="string">
            <text:p>תשרי </text:p>
          </table:table-cell>
          <table:table-cell table:style-name="ce9" office:value-type="string" calcext:value-type="string">
            <text:p>שבט שמינית </text:p>
          </table:table-cell>
          <table:table-cell table:style-name="ce9" office:value-type="string" calcext:value-type="string">
            <text:p>אמצע שבט שביעית </text:p>
          </table:table-cell>
          <table:table-cell table:style-name="ce9" office:value-type="string" calcext:value-type="string">
            <text:p>שבט שמינית </text:p>
          </table:table-cell>
          <table:table-cell table:style-name="ce9" office:value-type="string" calcext:value-type="string">
            <text:p>אין ביעור [3] </text:p>
          </table:table-cell>
          <table:table-cell office:value-type="string" calcext:value-type="string">
            <text:p>Tishrei</text:p>
          </table:table-cell>
          <table:table-cell office:value-type="string" calcext:value-type="string">
            <text:p>Shvat 8th year</text:p>
          </table:table-cell>
          <table:table-cell office:value-type="string" calcext:value-type="string">
            <text:p>Mid Shvat</text:p>
          </table:table-cell>
          <table:table-cell office:value-type="string" calcext:value-type="string">
            <text:p>Shvat 8th ye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קינמון </text:p>
          </table:table-cell>
          <table:table-cell office:value-type="string" calcext:value-type="string">
            <text:p>Cinnamon</text:p>
          </table:table-cell>
          <table:table-cell table:number-columns-repeated="5"/>
          <table:table-cell table:number-columns-repeated="2" table:style-name="ce9" office:value-type="string" calcext:value-type="string">
            <text:p>אין קדושה [4] </text:p>
          </table:table-cell>
          <table:table-cell table:number-columns-repeated="2" table:style-name="ce9" office:value-type="string" calcext:value-type="string">
            <text:p>אין ספיחין [4] </text:p>
          </table:table-cell>
          <table:table-cell table:style-name="ce9" office:value-type="string" calcext:value-type="string">
            <text:p>אין ביעור [4]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קצח (ניגלה) </text:p>
          </table:table-cell>
          <table:table-cell office:value-type="string" calcext:value-type="string">
            <text:p>Nigella</text:p>
          </table:table-cell>
          <table:table-cell table:number-columns-repeated="5"/>
          <table:table-cell table:number-columns-repeated="2" table:style-name="ce9" office:value-type="string" calcext:value-type="string">
            <text:p>אין קדושה [4] </text:p>
          </table:table-cell>
          <table:table-cell table:number-columns-repeated="2" table:style-name="ce9" office:value-type="string" calcext:value-type="string">
            <text:p>אין ספיחין [5] </text:p>
          </table:table-cell>
          <table:table-cell table:style-name="ce9" office:value-type="string" calcext:value-type="string">
            <text:p>אין ביעור [4]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רוזמרין </text:p>
          </table:table-cell>
          <table:table-cell office:value-type="string" calcext:value-type="string">
            <text:p>Rosemary</text:p>
          </table:table-cell>
          <table:table-cell table:number-columns-repeated="5"/>
          <table:table-cell table:style-name="ce9" office:value-type="string" calcext:value-type="string">
            <text:p>אמצע תשרי </text:p>
          </table:table-cell>
          <table:table-cell table:style-name="ce9" office:value-type="string" calcext:value-type="string">
            <text:p>סיון שמינית </text:p>
          </table:table-cell>
          <table:table-cell table:number-columns-repeated="2" table:style-name="ce9" office:value-type="string" calcext:value-type="string">
            <text:p>אין ספיחין [2] </text:p>
          </table:table-cell>
          <table:table-cell table:style-name="ce9" office:value-type="string" calcext:value-type="string">
            <text:p>אין ביעור [3] </text:p>
          </table:table-cell>
          <table:table-cell office:value-type="string" calcext:value-type="string">
            <text:p>Mid Tishrei</text:p>
          </table:table-cell>
          <table:table-cell office:value-type="string" calcext:value-type="string">
            <text:p>Sivan 8th year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שומשום </text:p>
          </table:table-cell>
          <table:table-cell office:value-type="string" calcext:value-type="string">
            <text:p>Sesame</text:p>
          </table:table-cell>
          <table:table-cell table:number-columns-repeated="5"/>
          <table:table-cell table:number-columns-repeated="2" table:style-name="ce9" office:value-type="string" calcext:value-type="string">
            <text:p>אין קדושה [4] </text:p>
          </table:table-cell>
          <table:table-cell table:number-columns-repeated="2" table:style-name="ce9" office:value-type="string" calcext:value-type="string">
            <text:p>אין ספיחין [4] </text:p>
          </table:table-cell>
          <table:table-cell table:style-name="ce9" office:value-type="string" calcext:value-type="string">
            <text:p>אין ביעור [4] 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easoning</text:p>
          </table:table-cell>
          <table:table-cell table:number-columns-repeated="1006"/>
        </table:table-row>
        <table:table-row table:style-name="ro4" table:number-rows-repeated="104840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 style:data-style-name="N2" text:time-value="22:43:42.904704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 </meta:initial-creator>
    <meta:creation-date>2014-10-20T21:37:35.216112907</meta:creation-date>
    <dc:date>2014-11-12T22:44:53.942059458</dc:date>
    <dc:creator>me </dc:creator>
    <meta:editing-duration>P4DT17H40M25S</meta:editing-duration>
    <meta:editing-cycles>132</meta:editing-cycles>
    <meta:generator>LibreOffice/4.2.7.2$Linux_X86_64 LibreOffice_project/420m0$Build-2</meta:generator>
    <meta:document-statistic meta:table-count="1" meta:cell-count="2146" meta:object-count="0"/>
  </office:meta>
</office:document-meta>
</file>